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.2.2" table:style-name="ta1">
        <table:shapes>
          <draw:frame draw:z-index="0" draw:style-name="gr1" draw:text-style-name="P1" svg:width="159.99mm" svg:height="89.99mm" svg:x="112.8mm" svg:y="37.56mm">
            <draw:object draw:notify-on-update-of-ranges="'2.2.2'.B12:'2.2.2'.B72 '2.2.2'.C11:'2.2.2'.C11 '2.2.2'.C12:'2.2.2'.C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8mm" svg:height="90.04mm" svg:x="112.59mm" svg:y="134.41mm">
            <draw:object draw:notify-on-update-of-ranges="'2.2.2'.B12:'2.2.2'.B29 '2.2.2'.C11:'2.2.2'.C11 '2.2.2'.C12:'2.2.2'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e</text:p>
          </table:table-cell>
          <table:table-cell table:formula="of:=1.602*10^(-19)" office:value-type="float" office:value="1.602E-019" calcext:value-type="float">
            <text:p>1,602E-19</text:p>
          </table:table-cell>
          <table:table-cell table:number-columns-repeated="3"/>
          <table:table-cell office:value-type="string" calcext:value-type="string">
            <text:p>Is</text:p>
          </table:table-cell>
          <table:table-cell table:formula="of:=2*10^(-9)" office:value-type="float" office:value="0.000000002" calcext:value-type="float">
            <text:p>2E-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formula="of:=1.381*10^(-23)" office:value-type="float" office:value="1.381E-023" calcext:value-type="float">
            <text:p>1,381E-23</text:p>
          </table:table-cell>
          <table:table-cell table:number-columns-repeated="3"/>
          <table:table-cell office:value-type="string" calcext:value-type="string">
            <text:p>VT</text:p>
          </table:table-cell>
          <table:table-cell table:formula="of:=[.B6]" office:value-type="float" office:value="0.0258614232209738" calcext:value-type="float">
            <text:p>0,025861423220974</text:p>
          </table:table-cell>
          <table:table-cell table:number-columns-repeated="2"/>
          <table:table-cell table:formula="of:=50*10^(6)" office:value-type="float" office:value="50000000" calcext:value-type="float">
            <text:p>5000000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EXP(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string" calcext:value-type="string">
            <text:p>V</text:p>
          </table:table-cell>
          <table:table-cell table:formula="of:=10*10^(-3)" office:value-type="float" office:value="0.01" calcext:value-type="float">
            <text:p>0,01</text:p>
          </table:table-cell>
          <table:table-cell table:number-columns-repeated="2"/>
          <table:table-cell table:formula="of:=1/[.J2]" office:value-type="float" office:value="0.00000002" calcext:value-type="float">
            <text:p>2E-08</text:p>
          </table:table-cell>
          <table:table-cell table:formula="of:=47*10^(-9)" office:value-type="float" office:value="0.000000047" calcext:value-type="float">
            <text:p>4,7E-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.08" calcext:value-type="float">
            <text:p>1,08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formula="of:=1*10^(-7)" office:value-type="float" office:value="0.0000001" calcext:value-type="float">
            <text:p>1E-07</text:p>
          </table:table-cell>
          <table:table-cell table:number-columns-repeated="3"/>
          <table:table-cell table:formula="of:=3*[.K3]*[.K2]" office:value-type="float" office:value="0.000002961" calcext:value-type="float">
            <text:p>2,961E-0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+[.G4]/[.G1]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T</text:p>
          </table:table-cell>
          <table:table-cell table:formula="of:=[.B2]*[.B3]/[.B1]" office:value-type="float" office:value="0.0258614232209738" calcext:value-type="float">
            <text:p>0,025861423220974</text:p>
          </table:table-cell>
          <table:table-cell table:number-columns-repeated="4"/>
          <table:table-cell table:formula="of:=[.G3]/[.G2]" office:value-type="float" office:value="0.386676321506155" calcext:value-type="float">
            <text:p>0,3866763215061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formula="of:=[.G6]*LN([.G5])" office:value-type="float" office:value="1.52034387246545" calcext:value-type="float">
            <text:p>1,52034387246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</text:p>
          </table:table-cell>
          <table:table-cell table:formula="of:=[.B2]*[.B3]*[.B4]/(25*[.B1])" office:value-type="float" office:value="0.00111721348314607" calcext:value-type="float">
            <text:p>0,0011172134831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 table:formula="of:=25*[.B1]/([.B2]*[.B3]*[.B4])" office:value-type="float" office:value="895.084077560544" calcext:value-type="float">
            <text:p>895,08407756054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f(dBm)</text:p>
          </table:table-cell>
          <table:table-cell office:value-type="string" calcext:value-type="string">
            <text:p>Prf(W)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formula="of:=-40" office:value-type="float" office:value="-40" calcext:value-type="float">
            <text:p>-40</text:p>
          </table:table-cell>
          <table:table-cell table:formula="of:=0.001*10^([.A12]/10)" office:value-type="float" office:value="0.0000001" calcext:value-type="float">
            <text:p>1E-07</text:p>
          </table:table-cell>
          <table:table-cell table:formula="of:=[.B12]*[.$B$9]" office:value-type="float" office:value="0.0000895084077560544" calcext:value-type="float">
            <text:p>8,95084077560544E-05</text:p>
          </table:table-cell>
          <table:table-cell table:number-columns-repeated="10"/>
        </table:table-row>
        <table:table-row table:style-name="ro1">
          <table:table-cell table:formula="of:=[.A12]+1" office:value-type="float" office:value="-39" calcext:value-type="float">
            <text:p>-39</text:p>
          </table:table-cell>
          <table:table-cell table:formula="of:=0.001*10^([.A13]/10)" office:value-type="float" office:value="0.000000125892541179417" calcext:value-type="float">
            <text:p>1,25892541179417E-07</text:p>
          </table:table-cell>
          <table:table-cell table:formula="of:=[.B13]*[.$B$9]" office:value-type="float" office:value="0.000112684409093331" calcext:value-type="float">
            <text:p>0,000112684409093</text:p>
          </table:table-cell>
          <table:table-cell table:number-columns-repeated="10"/>
        </table:table-row>
        <table:table-row table:style-name="ro1">
          <table:table-cell table:formula="of:=[.A13]+1" office:value-type="float" office:value="-38" calcext:value-type="float">
            <text:p>-38</text:p>
          </table:table-cell>
          <table:table-cell table:formula="of:=0.001*10^([.A14]/10)" office:value-type="float" office:value="0.000000158489319246111" calcext:value-type="float">
            <text:p>1,58489319246111E-07</text:p>
          </table:table-cell>
          <table:table-cell table:formula="of:=[.B14]*[.$B$9]" office:value-type="float" office:value="0.000141861266120604" calcext:value-type="float">
            <text:p>0,000141861266121</text:p>
          </table:table-cell>
          <table:table-cell table:number-columns-repeated="10"/>
        </table:table-row>
        <table:table-row table:style-name="ro1">
          <table:table-cell table:formula="of:=[.A14]+1" office:value-type="float" office:value="-37" calcext:value-type="float">
            <text:p>-37</text:p>
          </table:table-cell>
          <table:table-cell table:formula="of:=0.001*10^([.A15]/10)" office:value-type="float" office:value="0.000000199526231496888" calcext:value-type="float">
            <text:p>1,99526231496888E-07</text:p>
          </table:table-cell>
          <table:table-cell table:formula="of:=[.B15]*[.$B$9]" office:value-type="float" office:value="0.000178592752868523" calcext:value-type="float">
            <text:p>0,000178592752869</text:p>
          </table:table-cell>
          <table:table-cell table:number-columns-repeated="10"/>
        </table:table-row>
        <table:table-row table:style-name="ro1">
          <table:table-cell table:formula="of:=[.A15]+1" office:value-type="float" office:value="-36" calcext:value-type="float">
            <text:p>-36</text:p>
          </table:table-cell>
          <table:table-cell table:formula="of:=0.001*10^([.A16]/10)" office:value-type="float" office:value="0.000000251188643150958" calcext:value-type="float">
            <text:p>2,51188643150958E-07</text:p>
          </table:table-cell>
          <table:table-cell table:formula="of:=[.B16]*[.$B$9]" office:value-type="float" office:value="0.00022483495494846" calcext:value-type="float">
            <text:p>0,000224834954948</text:p>
          </table:table-cell>
          <table:table-cell table:number-columns-repeated="10"/>
        </table:table-row>
        <table:table-row table:style-name="ro1">
          <table:table-cell table:formula="of:=[.A16]+1" office:value-type="float" office:value="-35" calcext:value-type="float">
            <text:p>-35</text:p>
          </table:table-cell>
          <table:table-cell table:formula="of:=0.001*10^([.A17]/10)" office:value-type="float" office:value="0.000000316227766016838" calcext:value-type="float">
            <text:p>3,16227766016838E-07</text:p>
          </table:table-cell>
          <table:table-cell table:formula="of:=[.B17]*[.$B$9]" office:value-type="float" office:value="0.000283050438244213" calcext:value-type="float">
            <text:p>0,000283050438244</text:p>
          </table:table-cell>
          <table:table-cell table:number-columns-repeated="10"/>
        </table:table-row>
        <table:table-row table:style-name="ro1">
          <table:table-cell table:formula="of:=[.A17]+1" office:value-type="float" office:value="-34" calcext:value-type="float">
            <text:p>-34</text:p>
          </table:table-cell>
          <table:table-cell table:formula="of:=0.001*10^([.A18]/10)" office:value-type="float" office:value="0.000000398107170553497" calcext:value-type="float">
            <text:p>3,98107170553497E-07</text:p>
          </table:table-cell>
          <table:table-cell table:formula="of:=[.B18]*[.$B$9]" office:value-type="float" office:value="0.000356339389525115" calcext:value-type="float">
            <text:p>0,000356339389525</text:p>
          </table:table-cell>
          <table:table-cell table:number-columns-repeated="10"/>
        </table:table-row>
        <table:table-row table:style-name="ro1">
          <table:table-cell table:formula="of:=[.A18]+1" office:value-type="float" office:value="-33" calcext:value-type="float">
            <text:p>-33</text:p>
          </table:table-cell>
          <table:table-cell table:formula="of:=0.001*10^([.A19]/10)" office:value-type="float" office:value="0.000000501187233627273" calcext:value-type="float">
            <text:p>5,01187233627273E-07</text:p>
          </table:table-cell>
          <table:table-cell table:formula="of:=[.B19]*[.$B$9]" office:value-type="float" office:value="0.000448604712696388" calcext:value-type="float">
            <text:p>0,000448604712696</text:p>
          </table:table-cell>
          <table:table-cell table:number-columns-repeated="10"/>
        </table:table-row>
        <table:table-row table:style-name="ro1">
          <table:table-cell table:formula="of:=[.A19]+1" office:value-type="float" office:value="-32" calcext:value-type="float">
            <text:p>-32</text:p>
          </table:table-cell>
          <table:table-cell table:formula="of:=0.001*10^([.A20]/10)" office:value-type="float" office:value="0.000000630957344480193" calcext:value-type="float">
            <text:p>6,30957344480193E-07</text:p>
          </table:table-cell>
          <table:table-cell table:formula="of:=[.B20]*[.$B$9]" office:value-type="float" office:value="0.000564759872664104" calcext:value-type="float">
            <text:p>0,000564759872664</text:p>
          </table:table-cell>
          <table:table-cell table:number-columns-repeated="10"/>
        </table:table-row>
        <table:table-row table:style-name="ro1">
          <table:table-cell table:formula="of:=[.A20]+1" office:value-type="float" office:value="-31" calcext:value-type="float">
            <text:p>-31</text:p>
          </table:table-cell>
          <table:table-cell table:formula="of:=0.001*10^([.A21]/10)" office:value-type="float" office:value="0.000000794328234724281" calcext:value-type="float">
            <text:p>7,94328234724281E-07</text:p>
          </table:table-cell>
          <table:table-cell table:formula="of:=[.B21]*[.$B$9]" office:value-type="float" office:value="0.000710990555258478" calcext:value-type="float">
            <text:p>0,000710990555258</text:p>
          </table:table-cell>
          <table:table-cell table:number-columns-repeated="10"/>
        </table:table-row>
        <table:table-row table:style-name="ro1">
          <table:table-cell table:formula="of:=[.A21]+1" office:value-type="float" office:value="-30" calcext:value-type="float">
            <text:p>-30</text:p>
          </table:table-cell>
          <table:table-cell table:formula="of:=0.001*10^([.A22]/10)" office:value-type="float" office:value="0.000001" calcext:value-type="float">
            <text:p>1E-06</text:p>
          </table:table-cell>
          <table:table-cell table:formula="of:=[.B22]*[.$B$9]" office:value-type="float" office:value="0.000895084077560544" calcext:value-type="float">
            <text:p>0,000895084077561</text:p>
          </table:table-cell>
          <table:table-cell table:number-columns-repeated="10"/>
        </table:table-row>
        <table:table-row table:style-name="ro1">
          <table:table-cell table:formula="of:=[.A22]+1" office:value-type="float" office:value="-29" calcext:value-type="float">
            <text:p>-29</text:p>
          </table:table-cell>
          <table:table-cell table:formula="of:=0.001*10^([.A23]/10)" office:value-type="float" office:value="0.00000125892541179417" calcext:value-type="float">
            <text:p>1,25892541179417E-06</text:p>
          </table:table-cell>
          <table:table-cell table:formula="of:=[.B23]*[.$B$9]" office:value-type="float" office:value="0.00112684409093331" calcext:value-type="float">
            <text:p>0,001126844090933</text:p>
          </table:table-cell>
          <table:table-cell table:number-columns-repeated="10"/>
        </table:table-row>
        <table:table-row table:style-name="ro1">
          <table:table-cell table:formula="of:=[.A23]+1" office:value-type="float" office:value="-28" calcext:value-type="float">
            <text:p>-28</text:p>
          </table:table-cell>
          <table:table-cell table:formula="of:=0.001*10^([.A24]/10)" office:value-type="float" office:value="0.00000158489319246111" calcext:value-type="float">
            <text:p>1,58489319246111E-06</text:p>
          </table:table-cell>
          <table:table-cell table:formula="of:=[.B24]*[.$B$9]" office:value-type="float" office:value="0.00141861266120604" calcext:value-type="float">
            <text:p>0,001418612661206</text:p>
          </table:table-cell>
          <table:table-cell table:number-columns-repeated="10"/>
        </table:table-row>
        <table:table-row table:style-name="ro1">
          <table:table-cell table:formula="of:=[.A24]+1" office:value-type="float" office:value="-27" calcext:value-type="float">
            <text:p>-27</text:p>
          </table:table-cell>
          <table:table-cell table:formula="of:=0.001*10^([.A25]/10)" office:value-type="float" office:value="0.00000199526231496888" calcext:value-type="float">
            <text:p>1,99526231496888E-06</text:p>
          </table:table-cell>
          <table:table-cell table:formula="of:=[.B25]*[.$B$9]" office:value-type="float" office:value="0.00178592752868523" calcext:value-type="float">
            <text:p>0,001785927528685</text:p>
          </table:table-cell>
          <table:table-cell table:number-columns-repeated="10"/>
        </table:table-row>
        <table:table-row table:style-name="ro1">
          <table:table-cell table:formula="of:=[.A25]+1" office:value-type="float" office:value="-26" calcext:value-type="float">
            <text:p>-26</text:p>
          </table:table-cell>
          <table:table-cell table:formula="of:=0.001*10^([.A26]/10)" office:value-type="float" office:value="0.00000251188643150958" calcext:value-type="float">
            <text:p>2,51188643150958E-06</text:p>
          </table:table-cell>
          <table:table-cell table:formula="of:=[.B26]*[.$B$9]" office:value-type="float" office:value="0.0022483495494846" calcext:value-type="float">
            <text:p>0,002248349549485</text:p>
          </table:table-cell>
          <table:table-cell table:number-columns-repeated="10"/>
        </table:table-row>
        <table:table-row table:style-name="ro1">
          <table:table-cell table:formula="of:=[.A26]+1" office:value-type="float" office:value="-25" calcext:value-type="float">
            <text:p>-25</text:p>
          </table:table-cell>
          <table:table-cell table:formula="of:=0.001*10^([.A27]/10)" office:value-type="float" office:value="0.00000316227766016838" calcext:value-type="float">
            <text:p>3,16227766016838E-06</text:p>
          </table:table-cell>
          <table:table-cell table:formula="of:=[.B27]*[.$B$9]" office:value-type="float" office:value="0.00283050438244213" calcext:value-type="float">
            <text:p>0,002830504382442</text:p>
          </table:table-cell>
          <table:table-cell table:number-columns-repeated="10"/>
        </table:table-row>
        <table:table-row table:style-name="ro1">
          <table:table-cell table:formula="of:=[.A27]+1" office:value-type="float" office:value="-24" calcext:value-type="float">
            <text:p>-24</text:p>
          </table:table-cell>
          <table:table-cell table:formula="of:=0.001*10^([.A28]/10)" office:value-type="float" office:value="0.00000398107170553497" calcext:value-type="float">
            <text:p>3,98107170553497E-06</text:p>
          </table:table-cell>
          <table:table-cell table:formula="of:=[.B28]*[.$B$9]" office:value-type="float" office:value="0.00356339389525115" calcext:value-type="float">
            <text:p>0,003563393895251</text:p>
          </table:table-cell>
          <table:table-cell table:number-columns-repeated="10"/>
        </table:table-row>
        <table:table-row table:style-name="ro1">
          <table:table-cell table:formula="of:=[.A28]+1" office:value-type="float" office:value="-23" calcext:value-type="float">
            <text:p>-23</text:p>
          </table:table-cell>
          <table:table-cell table:formula="of:=0.001*10^([.A29]/10)" office:value-type="float" office:value="0.00000501187233627273" calcext:value-type="float">
            <text:p>5,01187233627273E-06</text:p>
          </table:table-cell>
          <table:table-cell table:formula="of:=[.B29]*[.$B$9]" office:value-type="float" office:value="0.00448604712696388" calcext:value-type="float">
            <text:p>0,004486047126964</text:p>
          </table:table-cell>
          <table:table-cell table:number-columns-repeated="10"/>
        </table:table-row>
        <table:table-row table:style-name="ro1">
          <table:table-cell table:formula="of:=[.A29]+1" office:value-type="float" office:value="-22" calcext:value-type="float">
            <text:p>-22</text:p>
          </table:table-cell>
          <table:table-cell table:formula="of:=0.001*10^([.A30]/10)" office:value-type="float" office:value="0.00000630957344480193" calcext:value-type="float">
            <text:p>6,30957344480193E-06</text:p>
          </table:table-cell>
          <table:table-cell table:formula="of:=[.B30]*[.$B$9]" office:value-type="float" office:value="0.00564759872664104" calcext:value-type="float">
            <text:p>0,005647598726641</text:p>
          </table:table-cell>
          <table:table-cell table:number-columns-repeated="10"/>
        </table:table-row>
        <table:table-row table:style-name="ro1">
          <table:table-cell table:formula="of:=[.A30]+1" office:value-type="float" office:value="-21" calcext:value-type="float">
            <text:p>-21</text:p>
          </table:table-cell>
          <table:table-cell table:formula="of:=0.001*10^([.A31]/10)" office:value-type="float" office:value="0.00000794328234724281" calcext:value-type="float">
            <text:p>7,94328234724281E-06</text:p>
          </table:table-cell>
          <table:table-cell table:formula="of:=[.B31]*[.$B$9]" office:value-type="float" office:value="0.00710990555258478" calcext:value-type="float">
            <text:p>0,007109905552585</text:p>
          </table:table-cell>
          <table:table-cell table:number-columns-repeated="10"/>
        </table:table-row>
        <table:table-row table:style-name="ro1">
          <table:table-cell table:formula="of:=[.A31]+1" office:value-type="float" office:value="-20" calcext:value-type="float">
            <text:p>-20</text:p>
          </table:table-cell>
          <table:table-cell table:formula="of:=0.001*10^([.A32]/10)" office:value-type="float" office:value="0.00001" calcext:value-type="float">
            <text:p>1E-05</text:p>
          </table:table-cell>
          <table:table-cell table:formula="of:=[.B32]*[.$B$9]" office:value-type="float" office:value="0.00895084077560544" calcext:value-type="float">
            <text:p>0,008950840775605</text:p>
          </table:table-cell>
          <table:table-cell table:number-columns-repeated="10"/>
        </table:table-row>
        <table:table-row table:style-name="ro1">
          <table:table-cell table:formula="of:=[.A32]+1" office:value-type="float" office:value="-19" calcext:value-type="float">
            <text:p>-19</text:p>
          </table:table-cell>
          <table:table-cell table:formula="of:=0.001*10^([.A33]/10)" office:value-type="float" office:value="0.0000125892541179417" calcext:value-type="float">
            <text:p>1,25892541179417E-05</text:p>
          </table:table-cell>
          <table:table-cell table:formula="of:=[.B33]*[.$B$9]" office:value-type="float" office:value="0.0112684409093331" calcext:value-type="float">
            <text:p>0,011268440909333</text:p>
          </table:table-cell>
          <table:table-cell table:number-columns-repeated="10"/>
        </table:table-row>
        <table:table-row table:style-name="ro1">
          <table:table-cell table:formula="of:=[.A33]+1" office:value-type="float" office:value="-18" calcext:value-type="float">
            <text:p>-18</text:p>
          </table:table-cell>
          <table:table-cell table:formula="of:=0.001*10^([.A34]/10)" office:value-type="float" office:value="0.0000158489319246111" calcext:value-type="float">
            <text:p>1,58489319246111E-05</text:p>
          </table:table-cell>
          <table:table-cell table:formula="of:=[.B34]*[.$B$9]" office:value-type="float" office:value="0.0141861266120604" calcext:value-type="float">
            <text:p>0,014186126612061</text:p>
          </table:table-cell>
          <table:table-cell table:number-columns-repeated="10"/>
        </table:table-row>
        <table:table-row table:style-name="ro1">
          <table:table-cell table:formula="of:=[.A34]+1" office:value-type="float" office:value="-17" calcext:value-type="float">
            <text:p>-17</text:p>
          </table:table-cell>
          <table:table-cell table:formula="of:=0.001*10^([.A35]/10)" office:value-type="float" office:value="0.0000199526231496888" calcext:value-type="float">
            <text:p>1,99526231496888E-05</text:p>
          </table:table-cell>
          <table:table-cell table:formula="of:=[.B35]*[.$B$9]" office:value-type="float" office:value="0.0178592752868524" calcext:value-type="float">
            <text:p>0,017859275286852</text:p>
          </table:table-cell>
          <table:table-cell table:number-columns-repeated="10"/>
        </table:table-row>
        <table:table-row table:style-name="ro1">
          <table:table-cell table:formula="of:=[.A35]+1" office:value-type="float" office:value="-16" calcext:value-type="float">
            <text:p>-16</text:p>
          </table:table-cell>
          <table:table-cell table:formula="of:=0.001*10^([.A36]/10)" office:value-type="float" office:value="0.0000251188643150958" calcext:value-type="float">
            <text:p>2,51188643150958E-05</text:p>
          </table:table-cell>
          <table:table-cell table:formula="of:=[.B36]*[.$B$9]" office:value-type="float" office:value="0.022483495494846" calcext:value-type="float">
            <text:p>0,022483495494846</text:p>
          </table:table-cell>
          <table:table-cell table:number-columns-repeated="10"/>
        </table:table-row>
        <table:table-row table:style-name="ro1">
          <table:table-cell table:formula="of:=[.A36]+1" office:value-type="float" office:value="-15" calcext:value-type="float">
            <text:p>-15</text:p>
          </table:table-cell>
          <table:table-cell table:formula="of:=0.001*10^([.A37]/10)" office:value-type="float" office:value="0.0000316227766016838" calcext:value-type="float">
            <text:p>3,16227766016838E-05</text:p>
          </table:table-cell>
          <table:table-cell table:formula="of:=[.B37]*[.$B$9]" office:value-type="float" office:value="0.0283050438244213" calcext:value-type="float">
            <text:p>0,028305043824421</text:p>
          </table:table-cell>
          <table:table-cell table:number-columns-repeated="10"/>
        </table:table-row>
        <table:table-row table:style-name="ro1">
          <table:table-cell table:formula="of:=[.A37]+1" office:value-type="float" office:value="-14" calcext:value-type="float">
            <text:p>-14</text:p>
          </table:table-cell>
          <table:table-cell table:formula="of:=0.001*10^([.A38]/10)" office:value-type="float" office:value="0.0000398107170553497" calcext:value-type="float">
            <text:p>3,98107170553497E-05</text:p>
          </table:table-cell>
          <table:table-cell table:formula="of:=[.B38]*[.$B$9]" office:value-type="float" office:value="0.0356339389525115" calcext:value-type="float">
            <text:p>0,035633938952512</text:p>
          </table:table-cell>
          <table:table-cell table:number-columns-repeated="10"/>
        </table:table-row>
        <table:table-row table:style-name="ro1">
          <table:table-cell table:formula="of:=[.A38]+1" office:value-type="float" office:value="-13" calcext:value-type="float">
            <text:p>-13</text:p>
          </table:table-cell>
          <table:table-cell table:formula="of:=0.001*10^([.A39]/10)" office:value-type="float" office:value="0.0000501187233627272" calcext:value-type="float">
            <text:p>5,01187233627272E-05</text:p>
          </table:table-cell>
          <table:table-cell table:formula="of:=[.B39]*[.$B$9]" office:value-type="float" office:value="0.0448604712696388" calcext:value-type="float">
            <text:p>0,044860471269639</text:p>
          </table:table-cell>
          <table:table-cell table:number-columns-repeated="10"/>
        </table:table-row>
        <table:table-row table:style-name="ro1">
          <table:table-cell table:formula="of:=[.A39]+1" office:value-type="float" office:value="-12" calcext:value-type="float">
            <text:p>-12</text:p>
          </table:table-cell>
          <table:table-cell table:formula="of:=0.001*10^([.A40]/10)" office:value-type="float" office:value="0.0000630957344480193" calcext:value-type="float">
            <text:p>6,30957344480193E-05</text:p>
          </table:table-cell>
          <table:table-cell table:formula="of:=[.B40]*[.$B$9]" office:value-type="float" office:value="0.0564759872664104" calcext:value-type="float">
            <text:p>0,05647598726641</text:p>
          </table:table-cell>
          <table:table-cell table:number-columns-repeated="10"/>
        </table:table-row>
        <table:table-row table:style-name="ro1">
          <table:table-cell table:formula="of:=[.A40]+1" office:value-type="float" office:value="-11" calcext:value-type="float">
            <text:p>-11</text:p>
          </table:table-cell>
          <table:table-cell table:formula="of:=0.001*10^([.A41]/10)" office:value-type="float" office:value="0.0000794328234724281" calcext:value-type="float">
            <text:p>7,94328234724281E-05</text:p>
          </table:table-cell>
          <table:table-cell table:formula="of:=[.B41]*[.$B$9]" office:value-type="float" office:value="0.0710990555258478" calcext:value-type="float">
            <text:p>0,071099055525848</text:p>
          </table:table-cell>
          <table:table-cell table:number-columns-repeated="10"/>
        </table:table-row>
        <table:table-row table:style-name="ro1">
          <table:table-cell table:formula="of:=[.A41]+1" office:value-type="float" office:value="-10" calcext:value-type="float">
            <text:p>-10</text:p>
          </table:table-cell>
          <table:table-cell table:formula="of:=0.001*10^([.A42]/10)" office:value-type="float" office:value="0.0001" calcext:value-type="float">
            <text:p>0,0001</text:p>
          </table:table-cell>
          <table:table-cell table:formula="of:=[.B42]*[.$B$9]" office:value-type="float" office:value="0.0895084077560544" calcext:value-type="float">
            <text:p>0,089508407756054</text:p>
          </table:table-cell>
          <table:table-cell table:number-columns-repeated="10"/>
        </table:table-row>
        <table:table-row table:style-name="ro1">
          <table:table-cell table:formula="of:=[.A42]+1" office:value-type="float" office:value="-9" calcext:value-type="float">
            <text:p>-9</text:p>
          </table:table-cell>
          <table:table-cell table:formula="of:=0.001*10^([.A43]/10)" office:value-type="float" office:value="0.000125892541179417" calcext:value-type="float">
            <text:p>0,000125892541179</text:p>
          </table:table-cell>
          <table:table-cell table:formula="of:=[.B43]*[.$B$9]" office:value-type="float" office:value="0.112684409093331" calcext:value-type="float">
            <text:p>0,112684409093331</text:p>
          </table:table-cell>
          <table:table-cell table:number-columns-repeated="10"/>
        </table:table-row>
        <table:table-row table:style-name="ro1">
          <table:table-cell table:formula="of:=[.A43]+1" office:value-type="float" office:value="-8" calcext:value-type="float">
            <text:p>-8</text:p>
          </table:table-cell>
          <table:table-cell table:formula="of:=0.001*10^([.A44]/10)" office:value-type="float" office:value="0.000158489319246111" calcext:value-type="float">
            <text:p>0,000158489319246</text:p>
          </table:table-cell>
          <table:table-cell table:formula="of:=[.B44]*[.$B$9]" office:value-type="float" office:value="0.141861266120604" calcext:value-type="float">
            <text:p>0,141861266120604</text:p>
          </table:table-cell>
          <table:table-cell table:number-columns-repeated="10"/>
        </table:table-row>
        <table:table-row table:style-name="ro1">
          <table:table-cell table:formula="of:=[.A44]+1" office:value-type="float" office:value="-7" calcext:value-type="float">
            <text:p>-7</text:p>
          </table:table-cell>
          <table:table-cell table:formula="of:=0.001*10^([.A45]/10)" office:value-type="float" office:value="0.000199526231496888" calcext:value-type="float">
            <text:p>0,000199526231497</text:p>
          </table:table-cell>
          <table:table-cell table:formula="of:=[.B45]*[.$B$9]" office:value-type="float" office:value="0.178592752868524" calcext:value-type="float">
            <text:p>0,178592752868524</text:p>
          </table:table-cell>
          <table:table-cell table:number-columns-repeated="10"/>
        </table:table-row>
        <table:table-row table:style-name="ro1">
          <table:table-cell table:formula="of:=[.A45]+1" office:value-type="float" office:value="-6" calcext:value-type="float">
            <text:p>-6</text:p>
          </table:table-cell>
          <table:table-cell table:formula="of:=0.001*10^([.A46]/10)" office:value-type="float" office:value="0.000251188643150958" calcext:value-type="float">
            <text:p>0,000251188643151</text:p>
          </table:table-cell>
          <table:table-cell table:formula="of:=[.B46]*[.$B$9]" office:value-type="float" office:value="0.22483495494846" calcext:value-type="float">
            <text:p>0,22483495494846</text:p>
          </table:table-cell>
          <table:table-cell table:number-columns-repeated="10"/>
        </table:table-row>
        <table:table-row table:style-name="ro1">
          <table:table-cell table:formula="of:=[.A46]+1" office:value-type="float" office:value="-5" calcext:value-type="float">
            <text:p>-5</text:p>
          </table:table-cell>
          <table:table-cell table:formula="of:=0.001*10^([.A47]/10)" office:value-type="float" office:value="0.000316227766016838" calcext:value-type="float">
            <text:p>0,000316227766017</text:p>
          </table:table-cell>
          <table:table-cell table:formula="of:=[.B47]*[.$B$9]" office:value-type="float" office:value="0.283050438244213" calcext:value-type="float">
            <text:p>0,283050438244213</text:p>
          </table:table-cell>
          <table:table-cell table:number-columns-repeated="10"/>
        </table:table-row>
        <table:table-row table:style-name="ro1">
          <table:table-cell table:formula="of:=[.A47]+1" office:value-type="float" office:value="-4" calcext:value-type="float">
            <text:p>-4</text:p>
          </table:table-cell>
          <table:table-cell table:formula="of:=0.001*10^([.A48]/10)" office:value-type="float" office:value="0.000398107170553497" calcext:value-type="float">
            <text:p>0,000398107170553</text:p>
          </table:table-cell>
          <table:table-cell table:formula="of:=[.B48]*[.$B$9]" office:value-type="float" office:value="0.356339389525115" calcext:value-type="float">
            <text:p>0,356339389525115</text:p>
          </table:table-cell>
          <table:table-cell table:number-columns-repeated="10"/>
        </table:table-row>
        <table:table-row table:style-name="ro1">
          <table:table-cell table:formula="of:=[.A48]+1" office:value-type="float" office:value="-3" calcext:value-type="float">
            <text:p>-3</text:p>
          </table:table-cell>
          <table:table-cell table:formula="of:=0.001*10^([.A49]/10)" office:value-type="float" office:value="0.000501187233627272" calcext:value-type="float">
            <text:p>0,000501187233627</text:p>
          </table:table-cell>
          <table:table-cell table:formula="of:=[.B49]*[.$B$9]" office:value-type="float" office:value="0.448604712696388" calcext:value-type="float">
            <text:p>0,448604712696388</text:p>
          </table:table-cell>
          <table:table-cell table:number-columns-repeated="10"/>
        </table:table-row>
        <table:table-row table:style-name="ro1">
          <table:table-cell table:formula="of:=[.A49]+1" office:value-type="float" office:value="-2" calcext:value-type="float">
            <text:p>-2</text:p>
          </table:table-cell>
          <table:table-cell table:formula="of:=0.001*10^([.A50]/10)" office:value-type="float" office:value="0.000630957344480193" calcext:value-type="float">
            <text:p>0,00063095734448</text:p>
          </table:table-cell>
          <table:table-cell table:formula="of:=[.B50]*[.$B$9]" office:value-type="float" office:value="0.564759872664104" calcext:value-type="float">
            <text:p>0,564759872664104</text:p>
          </table:table-cell>
          <table:table-cell table:number-columns-repeated="10"/>
        </table:table-row>
        <table:table-row table:style-name="ro1">
          <table:table-cell table:formula="of:=[.A50]+1" office:value-type="float" office:value="-1" calcext:value-type="float">
            <text:p>-1</text:p>
          </table:table-cell>
          <table:table-cell table:formula="of:=0.001*10^([.A51]/10)" office:value-type="float" office:value="0.000794328234724282" calcext:value-type="float">
            <text:p>0,000794328234724</text:p>
          </table:table-cell>
          <table:table-cell table:formula="of:=[.B51]*[.$B$9]" office:value-type="float" office:value="0.710990555258479" calcext:value-type="float">
            <text:p>0,710990555258479</text:p>
          </table:table-cell>
          <table:table-cell table:number-columns-repeated="10"/>
        </table:table-row>
        <table:table-row table:style-name="ro1">
          <table:table-cell table:formula="of:=[.A51]+1" office:value-type="float" office:value="0" calcext:value-type="float">
            <text:p>0</text:p>
          </table:table-cell>
          <table:table-cell table:formula="of:=0.001*10^([.A52]/10)" office:value-type="float" office:value="0.001" calcext:value-type="float">
            <text:p>0,001</text:p>
          </table:table-cell>
          <table:table-cell table:formula="of:=[.B52]*[.$B$9]" office:value-type="float" office:value="0.895084077560544" calcext:value-type="float">
            <text:p>0,895084077560544</text:p>
          </table:table-cell>
          <table:table-cell table:number-columns-repeated="10"/>
        </table:table-row>
        <table:table-row table:style-name="ro1">
          <table:table-cell table:formula="of:=[.A52]+1" office:value-type="float" office:value="1" calcext:value-type="float">
            <text:p>1</text:p>
          </table:table-cell>
          <table:table-cell table:formula="of:=0.001*10^([.A53]/10)" office:value-type="float" office:value="0.00125892541179417" calcext:value-type="float">
            <text:p>0,001258925411794</text:p>
          </table:table-cell>
          <table:table-cell table:formula="of:=[.B53]*[.$B$9]" office:value-type="float" office:value="1.12684409093331" calcext:value-type="float">
            <text:p>1,12684409093331</text:p>
          </table:table-cell>
          <table:table-cell table:number-columns-repeated="10"/>
        </table:table-row>
        <table:table-row table:style-name="ro1">
          <table:table-cell table:formula="of:=[.A53]+1" office:value-type="float" office:value="2" calcext:value-type="float">
            <text:p>2</text:p>
          </table:table-cell>
          <table:table-cell table:formula="of:=0.001*10^([.A54]/10)" office:value-type="float" office:value="0.00158489319246111" calcext:value-type="float">
            <text:p>0,001584893192461</text:p>
          </table:table-cell>
          <table:table-cell table:formula="of:=[.B54]*[.$B$9]" office:value-type="float" office:value="1.41861266120604" calcext:value-type="float">
            <text:p>1,41861266120604</text:p>
          </table:table-cell>
          <table:table-cell table:number-columns-repeated="10"/>
        </table:table-row>
        <table:table-row table:style-name="ro1">
          <table:table-cell table:formula="of:=[.A54]+1" office:value-type="float" office:value="3" calcext:value-type="float">
            <text:p>3</text:p>
          </table:table-cell>
          <table:table-cell table:formula="of:=0.001*10^([.A55]/10)" office:value-type="float" office:value="0.00199526231496888" calcext:value-type="float">
            <text:p>0,001995262314969</text:p>
          </table:table-cell>
          <table:table-cell table:formula="of:=[.B55]*[.$B$9]" office:value-type="float" office:value="1.78592752868523" calcext:value-type="float">
            <text:p>1,78592752868523</text:p>
          </table:table-cell>
          <table:table-cell table:number-columns-repeated="10"/>
        </table:table-row>
        <table:table-row table:style-name="ro1">
          <table:table-cell table:formula="of:=[.A55]+1" office:value-type="float" office:value="4" calcext:value-type="float">
            <text:p>4</text:p>
          </table:table-cell>
          <table:table-cell table:formula="of:=0.001*10^([.A56]/10)" office:value-type="float" office:value="0.00251188643150958" calcext:value-type="float">
            <text:p>0,00251188643151</text:p>
          </table:table-cell>
          <table:table-cell table:formula="of:=[.B56]*[.$B$9]" office:value-type="float" office:value="2.2483495494846" calcext:value-type="float">
            <text:p>2,2483495494846</text:p>
          </table:table-cell>
          <table:table-cell table:number-columns-repeated="10"/>
        </table:table-row>
        <table:table-row table:style-name="ro1">
          <table:table-cell table:formula="of:=[.A56]+1" office:value-type="float" office:value="5" calcext:value-type="float">
            <text:p>5</text:p>
          </table:table-cell>
          <table:table-cell table:formula="of:=0.001*10^([.A57]/10)" office:value-type="float" office:value="0.00316227766016838" calcext:value-type="float">
            <text:p>0,003162277660168</text:p>
          </table:table-cell>
          <table:table-cell table:formula="of:=[.B57]*[.$B$9]" office:value-type="float" office:value="2.83050438244213" calcext:value-type="float">
            <text:p>2,83050438244213</text:p>
          </table:table-cell>
          <table:table-cell table:number-columns-repeated="10"/>
        </table:table-row>
        <table:table-row table:style-name="ro1">
          <table:table-cell table:formula="of:=[.A57]+1" office:value-type="float" office:value="6" calcext:value-type="float">
            <text:p>6</text:p>
          </table:table-cell>
          <table:table-cell table:formula="of:=0.001*10^([.A58]/10)" office:value-type="float" office:value="0.00398107170553497" calcext:value-type="float">
            <text:p>0,003981071705535</text:p>
          </table:table-cell>
          <table:table-cell table:formula="of:=[.B58]*[.$B$9]" office:value-type="float" office:value="3.56339389525115" calcext:value-type="float">
            <text:p>3,56339389525115</text:p>
          </table:table-cell>
          <table:table-cell table:number-columns-repeated="10"/>
        </table:table-row>
        <table:table-row table:style-name="ro1">
          <table:table-cell table:formula="of:=[.A58]+1" office:value-type="float" office:value="7" calcext:value-type="float">
            <text:p>7</text:p>
          </table:table-cell>
          <table:table-cell table:formula="of:=0.001*10^([.A59]/10)" office:value-type="float" office:value="0.00501187233627272" calcext:value-type="float">
            <text:p>0,005011872336273</text:p>
          </table:table-cell>
          <table:table-cell table:formula="of:=[.B59]*[.$B$9]" office:value-type="float" office:value="4.48604712696388" calcext:value-type="float">
            <text:p>4,48604712696388</text:p>
          </table:table-cell>
          <table:table-cell table:number-columns-repeated="10"/>
        </table:table-row>
        <table:table-row table:style-name="ro1">
          <table:table-cell table:formula="of:=[.A59]+1" office:value-type="float" office:value="8" calcext:value-type="float">
            <text:p>8</text:p>
          </table:table-cell>
          <table:table-cell table:formula="of:=0.001*10^([.A60]/10)" office:value-type="float" office:value="0.00630957344480193" calcext:value-type="float">
            <text:p>0,006309573444802</text:p>
          </table:table-cell>
          <table:table-cell table:formula="of:=[.B60]*[.$B$9]" office:value-type="float" office:value="5.64759872664104" calcext:value-type="float">
            <text:p>5,64759872664104</text:p>
          </table:table-cell>
          <table:table-cell table:number-columns-repeated="10"/>
        </table:table-row>
        <table:table-row table:style-name="ro1">
          <table:table-cell table:formula="of:=[.A60]+1" office:value-type="float" office:value="9" calcext:value-type="float">
            <text:p>9</text:p>
          </table:table-cell>
          <table:table-cell table:formula="of:=0.001*10^([.A61]/10)" office:value-type="float" office:value="0.00794328234724282" calcext:value-type="float">
            <text:p>0,007943282347243</text:p>
          </table:table-cell>
          <table:table-cell table:formula="of:=[.B61]*[.$B$9]" office:value-type="float" office:value="7.10990555258479" calcext:value-type="float">
            <text:p>7,10990555258479</text:p>
          </table:table-cell>
          <table:table-cell table:number-columns-repeated="10"/>
        </table:table-row>
        <table:table-row table:style-name="ro1">
          <table:table-cell table:formula="of:=[.A61]+1" office:value-type="float" office:value="10" calcext:value-type="float">
            <text:p>10</text:p>
          </table:table-cell>
          <table:table-cell table:formula="of:=0.001*10^([.A62]/10)" office:value-type="float" office:value="0.01" calcext:value-type="float">
            <text:p>0,01</text:p>
          </table:table-cell>
          <table:table-cell table:formula="of:=[.B62]*[.$B$9]" office:value-type="float" office:value="8.95084077560544" calcext:value-type="float">
            <text:p>8,95084077560544</text:p>
          </table:table-cell>
          <table:table-cell table:number-columns-repeated="10"/>
        </table:table-row>
        <table:table-row table:style-name="ro1">
          <table:table-cell table:formula="of:=[.A62]+1" office:value-type="float" office:value="11" calcext:value-type="float">
            <text:p>11</text:p>
          </table:table-cell>
          <table:table-cell table:formula="of:=0.001*10^([.A63]/10)" office:value-type="float" office:value="0.0125892541179417" calcext:value-type="float">
            <text:p>0,012589254117942</text:p>
          </table:table-cell>
          <table:table-cell table:formula="of:=[.B63]*[.$B$9]" office:value-type="float" office:value="11.2684409093331" calcext:value-type="float">
            <text:p>11,2684409093331</text:p>
          </table:table-cell>
          <table:table-cell table:number-columns-repeated="10"/>
        </table:table-row>
        <table:table-row table:style-name="ro1">
          <table:table-cell table:formula="of:=[.A63]+1" office:value-type="float" office:value="12" calcext:value-type="float">
            <text:p>12</text:p>
          </table:table-cell>
          <table:table-cell table:formula="of:=0.001*10^([.A64]/10)" office:value-type="float" office:value="0.0158489319246111" calcext:value-type="float">
            <text:p>0,015848931924611</text:p>
          </table:table-cell>
          <table:table-cell table:formula="of:=[.B64]*[.$B$9]" office:value-type="float" office:value="14.1861266120604" calcext:value-type="float">
            <text:p>14,1861266120604</text:p>
          </table:table-cell>
          <table:table-cell table:number-columns-repeated="10"/>
        </table:table-row>
        <table:table-row table:style-name="ro1">
          <table:table-cell table:formula="of:=[.A64]+1" office:value-type="float" office:value="13" calcext:value-type="float">
            <text:p>13</text:p>
          </table:table-cell>
          <table:table-cell table:formula="of:=0.001*10^([.A65]/10)" office:value-type="float" office:value="0.0199526231496888" calcext:value-type="float">
            <text:p>0,019952623149689</text:p>
          </table:table-cell>
          <table:table-cell table:formula="of:=[.B65]*[.$B$9]" office:value-type="float" office:value="17.8592752868523" calcext:value-type="float">
            <text:p>17,8592752868523</text:p>
          </table:table-cell>
          <table:table-cell table:number-columns-repeated="10"/>
        </table:table-row>
        <table:table-row table:style-name="ro1">
          <table:table-cell table:formula="of:=[.A65]+1" office:value-type="float" office:value="14" calcext:value-type="float">
            <text:p>14</text:p>
          </table:table-cell>
          <table:table-cell table:formula="of:=0.001*10^([.A66]/10)" office:value-type="float" office:value="0.0251188643150958" calcext:value-type="float">
            <text:p>0,025118864315096</text:p>
          </table:table-cell>
          <table:table-cell table:formula="of:=[.B66]*[.$B$9]" office:value-type="float" office:value="22.483495494846" calcext:value-type="float">
            <text:p>22,483495494846</text:p>
          </table:table-cell>
          <table:table-cell table:number-columns-repeated="10"/>
        </table:table-row>
        <table:table-row table:style-name="ro1">
          <table:table-cell table:formula="of:=[.A66]+1" office:value-type="float" office:value="15" calcext:value-type="float">
            <text:p>15</text:p>
          </table:table-cell>
          <table:table-cell table:formula="of:=0.001*10^([.A67]/10)" office:value-type="float" office:value="0.0316227766016838" calcext:value-type="float">
            <text:p>0,031622776601684</text:p>
          </table:table-cell>
          <table:table-cell table:formula="of:=[.B67]*[.$B$9]" office:value-type="float" office:value="28.3050438244213" calcext:value-type="float">
            <text:p>28,3050438244213</text:p>
          </table:table-cell>
          <table:table-cell table:number-columns-repeated="10"/>
        </table:table-row>
        <table:table-row table:style-name="ro1">
          <table:table-cell table:formula="of:=[.A67]+1" office:value-type="float" office:value="16" calcext:value-type="float">
            <text:p>16</text:p>
          </table:table-cell>
          <table:table-cell table:formula="of:=0.001*10^([.A68]/10)" office:value-type="float" office:value="0.0398107170553497" calcext:value-type="float">
            <text:p>0,03981071705535</text:p>
          </table:table-cell>
          <table:table-cell table:formula="of:=[.B68]*[.$B$9]" office:value-type="float" office:value="35.6339389525115" calcext:value-type="float">
            <text:p>35,6339389525115</text:p>
          </table:table-cell>
          <table:table-cell table:number-columns-repeated="10"/>
        </table:table-row>
        <table:table-row table:style-name="ro1">
          <table:table-cell table:formula="of:=[.A68]+1" office:value-type="float" office:value="17" calcext:value-type="float">
            <text:p>17</text:p>
          </table:table-cell>
          <table:table-cell table:formula="of:=0.001*10^([.A69]/10)" office:value-type="float" office:value="0.0501187233627272" calcext:value-type="float">
            <text:p>0,050118723362727</text:p>
          </table:table-cell>
          <table:table-cell table:formula="of:=[.B69]*[.$B$9]" office:value-type="float" office:value="44.8604712696388" calcext:value-type="float">
            <text:p>44,8604712696388</text:p>
          </table:table-cell>
          <table:table-cell table:number-columns-repeated="10"/>
        </table:table-row>
        <table:table-row table:style-name="ro1">
          <table:table-cell table:formula="of:=[.A69]+1" office:value-type="float" office:value="18" calcext:value-type="float">
            <text:p>18</text:p>
          </table:table-cell>
          <table:table-cell table:formula="of:=0.001*10^([.A70]/10)" office:value-type="float" office:value="0.0630957344480193" calcext:value-type="float">
            <text:p>0,063095734448019</text:p>
          </table:table-cell>
          <table:table-cell table:formula="of:=[.B70]*[.$B$9]" office:value-type="float" office:value="56.4759872664104" calcext:value-type="float">
            <text:p>56,4759872664104</text:p>
          </table:table-cell>
          <table:table-cell table:number-columns-repeated="10"/>
        </table:table-row>
        <table:table-row table:style-name="ro1">
          <table:table-cell table:formula="of:=[.A70]+1" office:value-type="float" office:value="19" calcext:value-type="float">
            <text:p>19</text:p>
          </table:table-cell>
          <table:table-cell table:formula="of:=0.001*10^([.A71]/10)" office:value-type="float" office:value="0.0794328234724281" calcext:value-type="float">
            <text:p>0,079432823472428</text:p>
          </table:table-cell>
          <table:table-cell table:formula="of:=[.B71]*[.$B$9]" office:value-type="float" office:value="71.0990555258478" calcext:value-type="float">
            <text:p>71,0990555258478</text:p>
          </table:table-cell>
          <table:table-cell table:number-columns-repeated="10"/>
        </table:table-row>
        <table:table-row table:style-name="ro1">
          <table:table-cell table:formula="of:=[.A71]+1" office:value-type="float" office:value="20" calcext:value-type="float">
            <text:p>20</text:p>
          </table:table-cell>
          <table:table-cell table:formula="of:=0.001*10^([.A72]/10)" office:value-type="float" office:value="0.1" calcext:value-type="float">
            <text:p>0,1</text:p>
          </table:table-cell>
          <table:table-cell table:formula="of:=[.B72]*[.$B$9]" office:value-type="float" office:value="89.5084077560544" calcext:value-type="float">
            <text:p>89,5084077560544</text:p>
          </table:table-cell>
          <table:table-cell table:number-columns-repeated="10"/>
        </table:table-row>
        <table:table-row table:style-name="ro1">
          <table:table-cell table:formula="of:=[.A72]+1" office:value-type="float" office:value="21" calcext:value-type="float">
            <text:p>21</text:p>
          </table:table-cell>
          <table:table-cell table:formula="of:=0.001*10^([.A73]/10)" office:value-type="float" office:value="0.125892541179417" calcext:value-type="float">
            <text:p>0,125892541179417</text:p>
          </table:table-cell>
          <table:table-cell table:formula="of:=[.B73]*[.$B$9]" office:value-type="float" office:value="112.684409093331" calcext:value-type="float">
            <text:p>112,684409093331</text:p>
          </table:table-cell>
          <table:table-cell table:number-columns-repeated="10"/>
        </table:table-row>
        <table:table-row table:style-name="ro1">
          <table:table-cell table:formula="of:=[.A73]+1" office:value-type="float" office:value="22" calcext:value-type="float">
            <text:p>22</text:p>
          </table:table-cell>
          <table:table-cell table:formula="of:=0.001*10^([.A74]/10)" office:value-type="float" office:value="0.158489319246111" calcext:value-type="float">
            <text:p>0,158489319246111</text:p>
          </table:table-cell>
          <table:table-cell table:formula="of:=[.B74]*[.$B$9]" office:value-type="float" office:value="141.861266120604" calcext:value-type="float">
            <text:p>141,861266120604</text:p>
          </table:table-cell>
          <table:table-cell table:number-columns-repeated="10"/>
        </table:table-row>
        <table:table-row table:style-name="ro1">
          <table:table-cell table:formula="of:=[.A74]+1" office:value-type="float" office:value="23" calcext:value-type="float">
            <text:p>23</text:p>
          </table:table-cell>
          <table:table-cell table:formula="of:=0.001*10^([.A75]/10)" office:value-type="float" office:value="0.199526231496888" calcext:value-type="float">
            <text:p>0,199526231496888</text:p>
          </table:table-cell>
          <table:table-cell table:formula="of:=[.B75]*[.$B$9]" office:value-type="float" office:value="178.592752868523" calcext:value-type="float">
            <text:p>178,592752868523</text:p>
          </table:table-cell>
          <table:table-cell table:number-columns-repeated="10"/>
        </table:table-row>
        <table:table-row table:style-name="ro1">
          <table:table-cell table:formula="of:=[.A75]+1" office:value-type="float" office:value="24" calcext:value-type="float">
            <text:p>24</text:p>
          </table:table-cell>
          <table:table-cell table:formula="of:=0.001*10^([.A76]/10)" office:value-type="float" office:value="0.251188643150958" calcext:value-type="float">
            <text:p>0,251188643150958</text:p>
          </table:table-cell>
          <table:table-cell table:formula="of:=[.B76]*[.$B$9]" office:value-type="float" office:value="224.83495494846" calcext:value-type="float">
            <text:p>224,83495494846</text:p>
          </table:table-cell>
          <table:table-cell table:number-columns-repeated="10"/>
        </table:table-row>
        <table:table-row table:style-name="ro1">
          <table:table-cell table:formula="of:=[.A76]+1" office:value-type="float" office:value="25" calcext:value-type="float">
            <text:p>25</text:p>
          </table:table-cell>
          <table:table-cell table:formula="of:=0.001*10^([.A77]/10)" office:value-type="float" office:value="0.316227766016838" calcext:value-type="float">
            <text:p>0,316227766016838</text:p>
          </table:table-cell>
          <table:table-cell table:formula="of:=[.B77]*[.$B$9]" office:value-type="float" office:value="283.050438244213" calcext:value-type="float">
            <text:p>283,050438244213</text:p>
          </table:table-cell>
          <table:table-cell table:number-columns-repeated="10"/>
        </table:table-row>
        <table:table-row table:style-name="ro1">
          <table:table-cell table:formula="of:=[.A77]+1" office:value-type="float" office:value="26" calcext:value-type="float">
            <text:p>26</text:p>
          </table:table-cell>
          <table:table-cell table:formula="of:=0.001*10^([.A78]/10)" office:value-type="float" office:value="0.398107170553497" calcext:value-type="float">
            <text:p>0,398107170553497</text:p>
          </table:table-cell>
          <table:table-cell table:formula="of:=[.B78]*[.$B$9]" office:value-type="float" office:value="356.339389525115" calcext:value-type="float">
            <text:p>356,339389525115</text:p>
          </table:table-cell>
          <table:table-cell table:number-columns-repeated="10"/>
        </table:table-row>
        <table:table-row table:style-name="ro1">
          <table:table-cell table:formula="of:=[.A78]+1" office:value-type="float" office:value="27" calcext:value-type="float">
            <text:p>27</text:p>
          </table:table-cell>
          <table:table-cell table:formula="of:=0.001*10^([.A79]/10)" office:value-type="float" office:value="0.501187233627272" calcext:value-type="float">
            <text:p>0,501187233627272</text:p>
          </table:table-cell>
          <table:table-cell table:formula="of:=[.B79]*[.$B$9]" office:value-type="float" office:value="448.604712696388" calcext:value-type="float">
            <text:p>448,604712696388</text:p>
          </table:table-cell>
          <table:table-cell table:number-columns-repeated="10"/>
        </table:table-row>
        <table:table-row table:style-name="ro1">
          <table:table-cell table:formula="of:=[.A79]+1" office:value-type="float" office:value="28" calcext:value-type="float">
            <text:p>28</text:p>
          </table:table-cell>
          <table:table-cell table:formula="of:=0.001*10^([.A80]/10)" office:value-type="float" office:value="0.630957344480193" calcext:value-type="float">
            <text:p>0,630957344480193</text:p>
          </table:table-cell>
          <table:table-cell table:formula="of:=[.B80]*[.$B$9]" office:value-type="float" office:value="564.759872664104" calcext:value-type="float">
            <text:p>564,759872664104</text:p>
          </table:table-cell>
          <table:table-cell table:number-columns-repeated="10"/>
        </table:table-row>
        <table:table-row table:style-name="ro1">
          <table:table-cell table:formula="of:=[.A80]+1" office:value-type="float" office:value="29" calcext:value-type="float">
            <text:p>29</text:p>
          </table:table-cell>
          <table:table-cell table:formula="of:=0.001*10^([.A81]/10)" office:value-type="float" office:value="0.794328234724281" calcext:value-type="float">
            <text:p>0,794328234724281</text:p>
          </table:table-cell>
          <table:table-cell table:formula="of:=[.B81]*[.$B$9]" office:value-type="float" office:value="710.990555258478" calcext:value-type="float">
            <text:p>710,990555258478</text:p>
          </table:table-cell>
          <table:table-cell table:number-columns-repeated="10"/>
        </table:table-row>
        <table:table-row table:style-name="ro1">
          <table:table-cell table:formula="of:=[.A81]+1" office:value-type="float" office:value="30" calcext:value-type="float">
            <text:p>30</text:p>
          </table:table-cell>
          <table:table-cell table:formula="of:=0.001*10^([.A82]/10)" office:value-type="float" office:value="1" calcext:value-type="float">
            <text:p>1</text:p>
          </table:table-cell>
          <table:table-cell table:formula="of:=[.B82]*[.$B$9]" office:value-type="float" office:value="895.084077560544" calcext:value-type="float">
            <text:p>895,084077560544</text:p>
          </table:table-cell>
          <table:table-cell table:number-columns-repeated="10"/>
        </table:table-row>
      </table:table>
      <table:table table:name="3.2" table:style-name="ta1">
        <table:shapes>
          <draw:frame draw:z-index="0" draw:style-name="gr1" draw:text-style-name="P1" svg:width="159.99mm" svg:height="89.99mm" svg:x="143.91mm" svg:y="2.06mm">
            <draw:object draw:notify-on-update-of-ranges="'3.2'.B2:'3.2'.B26 '3.2'.C1:'3.2'.C1 '3.2'.C2:'3.2'.C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</text:p>
          </table:table-cell>
          <table:table-cell office:value-type="string" calcext:value-type="string">
            <text:p>Vout (rms)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001*10^([.A2]/10)" office:value-type="float" office:value="0.0199526231496888" calcext:value-type="float">
            <text:p>0,019952623149689</text:p>
          </table:table-cell>
          <table:table-cell table:number-columns-repeated="2" office:value-type="float" office:value="2.57" calcext:value-type="float">
            <text:p>2,57</text:p>
          </table:table-cell>
          <table:table-cell/>
        </table:table-row>
        <table:table-row table:style-name="ro1">
          <table:table-cell table:formula="of:=[.A2]-1" office:value-type="float" office:value="12" calcext:value-type="float">
            <text:p>12</text:p>
          </table:table-cell>
          <table:table-cell table:formula="of:=0.001*10^([.A3]/10)" office:value-type="float" office:value="0.0158489319246111" calcext:value-type="float">
            <text:p>0,015848931924611</text:p>
          </table:table-cell>
          <table:table-cell table:number-columns-repeated="2" office:value-type="float" office:value="2.26" calcext:value-type="float">
            <text:p>2,26</text:p>
          </table:table-cell>
          <table:table-cell/>
        </table:table-row>
        <table:table-row table:style-name="ro1">
          <table:table-cell table:formula="of:=[.A3]-1" office:value-type="float" office:value="11" calcext:value-type="float">
            <text:p>11</text:p>
          </table:table-cell>
          <table:table-cell table:formula="of:=0.001*10^([.A4]/10)" office:value-type="float" office:value="0.0125892541179417" calcext:value-type="float">
            <text:p>0,012589254117942</text:p>
          </table:table-cell>
          <table:table-cell table:number-columns-repeated="2" office:value-type="float" office:value="1.99" calcext:value-type="float">
            <text:p>1,99</text:p>
          </table:table-cell>
          <table:table-cell/>
        </table:table-row>
        <table:table-row table:style-name="ro1">
          <table:table-cell table:formula="of:=[.A4]-1" office:value-type="float" office:value="10" calcext:value-type="float">
            <text:p>10</text:p>
          </table:table-cell>
          <table:table-cell table:formula="of:=0.001*10^([.A5]/10)" office:value-type="float" office:value="0.01" calcext:value-type="float">
            <text:p>0,01</text:p>
          </table:table-cell>
          <table:table-cell table:number-columns-repeated="2" office:value-type="float" office:value="1.75" calcext:value-type="float">
            <text:p>1,75</text:p>
          </table:table-cell>
          <table:table-cell/>
        </table:table-row>
        <table:table-row table:style-name="ro1">
          <table:table-cell table:formula="of:=[.A5]-1" office:value-type="float" office:value="9" calcext:value-type="float">
            <text:p>9</text:p>
          </table:table-cell>
          <table:table-cell table:formula="of:=0.001*10^([.A6]/10)" office:value-type="float" office:value="0.00794328234724282" calcext:value-type="float">
            <text:p>0,007943282347243</text:p>
          </table:table-cell>
          <table:table-cell office:value-type="float" office:value="1.53" calcext:value-type="float">
            <text:p>1,53</text:p>
          </table:table-cell>
          <table:table-cell office:value-type="float" office:value="1.54" calcext:value-type="float">
            <text:p>1,54</text:p>
          </table:table-cell>
          <table:table-cell/>
        </table:table-row>
        <table:table-row table:style-name="ro1">
          <table:table-cell table:formula="of:=[.A6]-1" office:value-type="float" office:value="8" calcext:value-type="float">
            <text:p>8</text:p>
          </table:table-cell>
          <table:table-cell table:formula="of:=0.001*10^([.A7]/10)" office:value-type="float" office:value="0.00630957344480193" calcext:value-type="float">
            <text:p>0,006309573444802</text:p>
          </table:table-cell>
          <table:table-cell table:number-columns-repeated="2" office:value-type="float" office:value="1.34" calcext:value-type="float">
            <text:p>1,34</text:p>
          </table:table-cell>
          <table:table-cell/>
        </table:table-row>
        <table:table-row table:style-name="ro1">
          <table:table-cell table:formula="of:=[.A7]-1" office:value-type="float" office:value="7" calcext:value-type="float">
            <text:p>7</text:p>
          </table:table-cell>
          <table:table-cell table:formula="of:=0.001*10^([.A8]/10)" office:value-type="float" office:value="0.00501187233627272" calcext:value-type="float">
            <text:p>0,005011872336273</text:p>
          </table:table-cell>
          <table:table-cell table:number-columns-repeated="2" office:value-type="float" office:value="1.17" calcext:value-type="float">
            <text:p>1,17</text:p>
          </table:table-cell>
          <table:table-cell/>
        </table:table-row>
        <table:table-row table:style-name="ro1">
          <table:table-cell table:formula="of:=[.A8]-1" office:value-type="float" office:value="6" calcext:value-type="float">
            <text:p>6</text:p>
          </table:table-cell>
          <table:table-cell table:formula="of:=0.001*10^([.A9]/10)" office:value-type="float" office:value="0.00398107170553497" calcext:value-type="float">
            <text:p>0,003981071705535</text:p>
          </table:table-cell>
          <table:table-cell table:number-columns-repeated="2" office:value-type="float" office:value="1.02" calcext:value-type="float">
            <text:p>1,02</text:p>
          </table:table-cell>
          <table:table-cell/>
        </table:table-row>
        <table:table-row table:style-name="ro1">
          <table:table-cell table:formula="of:=[.A9]-1" office:value-type="float" office:value="5" calcext:value-type="float">
            <text:p>5</text:p>
          </table:table-cell>
          <table:table-cell table:formula="of:=0.001*10^([.A10]/10)" office:value-type="float" office:value="0.00316227766016838" calcext:value-type="float">
            <text:p>0,003162277660168</text:p>
          </table:table-cell>
          <table:table-cell office:value-type="float" office:value="0.886" calcext:value-type="float">
            <text:p>0,886</text:p>
          </table:table-cell>
          <table:table-cell office:value-type="float" office:value="0.887" calcext:value-type="float">
            <text:p>0,887</text:p>
          </table:table-cell>
          <table:table-cell/>
        </table:table-row>
        <table:table-row table:style-name="ro1">
          <table:table-cell table:formula="of:=[.A10]-1" office:value-type="float" office:value="4" calcext:value-type="float">
            <text:p>4</text:p>
          </table:table-cell>
          <table:table-cell table:formula="of:=0.001*10^([.A11]/10)" office:value-type="float" office:value="0.00251188643150958" calcext:value-type="float">
            <text:p>0,00251188643151</text:p>
          </table:table-cell>
          <table:table-cell table:number-columns-repeated="2" office:value-type="float" office:value="0.766" calcext:value-type="float">
            <text:p>0,766</text:p>
          </table:table-cell>
          <table:table-cell/>
        </table:table-row>
        <table:table-row table:style-name="ro1">
          <table:table-cell table:formula="of:=[.A11]-1" office:value-type="float" office:value="3" calcext:value-type="float">
            <text:p>3</text:p>
          </table:table-cell>
          <table:table-cell table:formula="of:=0.001*10^([.A12]/10)" office:value-type="float" office:value="0.00199526231496888" calcext:value-type="float">
            <text:p>0,001995262314969</text:p>
          </table:table-cell>
          <table:table-cell table:number-columns-repeated="2" office:value-type="float" office:value="0.659" calcext:value-type="float">
            <text:p>0,659</text:p>
          </table:table-cell>
          <table:table-cell/>
        </table:table-row>
        <table:table-row table:style-name="ro1">
          <table:table-cell table:formula="of:=[.A12]-1" office:value-type="float" office:value="2" calcext:value-type="float">
            <text:p>2</text:p>
          </table:table-cell>
          <table:table-cell table:formula="of:=0.001*10^([.A13]/10)" office:value-type="float" office:value="0.00158489319246111" calcext:value-type="float">
            <text:p>0,001584893192461</text:p>
          </table:table-cell>
          <table:table-cell table:number-columns-repeated="2" office:value-type="float" office:value="0.564" calcext:value-type="float">
            <text:p>0,564</text:p>
          </table:table-cell>
          <table:table-cell/>
        </table:table-row>
        <table:table-row table:style-name="ro1">
          <table:table-cell table:formula="of:=[.A13]-1" office:value-type="float" office:value="1" calcext:value-type="float">
            <text:p>1</text:p>
          </table:table-cell>
          <table:table-cell table:formula="of:=0.001*10^([.A14]/10)" office:value-type="float" office:value="0.00125892541179417" calcext:value-type="float">
            <text:p>0,001258925411794</text:p>
          </table:table-cell>
          <table:table-cell office:value-type="float" office:value="0.479" calcext:value-type="float">
            <text:p>0,479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table:formula="of:=[.A14]-1" office:value-type="float" office:value="0" calcext:value-type="float">
            <text:p>0</text:p>
          </table:table-cell>
          <table:table-cell table:formula="of:=0.001*10^([.A15]/10)" office:value-type="float" office:value="0.001" calcext:value-type="float">
            <text:p>0,001</text:p>
          </table:table-cell>
          <table:table-cell table:number-columns-repeated="2" office:value-type="float" office:value="0.404" calcext:value-type="float">
            <text:p>0,404</text:p>
          </table:table-cell>
          <table:table-cell/>
        </table:table-row>
        <table:table-row table:style-name="ro1">
          <table:table-cell table:formula="of:=[.A15]-1" office:value-type="float" office:value="-1" calcext:value-type="float">
            <text:p>-1</text:p>
          </table:table-cell>
          <table:table-cell table:formula="of:=0.001*10^([.A16]/10)" office:value-type="float" office:value="0.000794328234724282" calcext:value-type="float">
            <text:p>0,000794328234724</text:p>
          </table:table-cell>
          <table:table-cell table:number-columns-repeated="2" office:value-type="float" office:value="0.338" calcext:value-type="float">
            <text:p>0,338</text:p>
          </table:table-cell>
          <table:table-cell/>
        </table:table-row>
        <table:table-row table:style-name="ro1">
          <table:table-cell table:formula="of:=[.A16]-1" office:value-type="float" office:value="-2" calcext:value-type="float">
            <text:p>-2</text:p>
          </table:table-cell>
          <table:table-cell table:formula="of:=0.001*10^([.A17]/10)" office:value-type="float" office:value="0.000630957344480193" calcext:value-type="float">
            <text:p>0,00063095734448</text:p>
          </table:table-cell>
          <table:table-cell table:number-columns-repeated="2" office:value-type="float" office:value="0.278" calcext:value-type="float">
            <text:p>0,278</text:p>
          </table:table-cell>
          <table:table-cell/>
        </table:table-row>
        <table:table-row table:style-name="ro1">
          <table:table-cell table:formula="of:=[.A17]-1" office:value-type="float" office:value="-3" calcext:value-type="float">
            <text:p>-3</text:p>
          </table:table-cell>
          <table:table-cell table:formula="of:=0.001*10^([.A18]/10)" office:value-type="float" office:value="0.000501187233627272" calcext:value-type="float">
            <text:p>0,000501187233627</text:p>
          </table:table-cell>
          <table:table-cell table:number-columns-repeated="2" office:value-type="float" office:value="0.226" calcext:value-type="float">
            <text:p>0,226</text:p>
          </table:table-cell>
          <table:table-cell/>
        </table:table-row>
        <table:table-row table:style-name="ro1">
          <table:table-cell table:formula="of:=[.A18]-1" office:value-type="float" office:value="-4" calcext:value-type="float">
            <text:p>-4</text:p>
          </table:table-cell>
          <table:table-cell table:formula="of:=0.001*10^([.A19]/10)" office:value-type="float" office:value="0.000398107170553497" calcext:value-type="float">
            <text:p>0,000398107170553</text:p>
          </table:table-cell>
          <table:table-cell table:number-columns-repeated="2" office:value-type="float" office:value="0.179" calcext:value-type="float">
            <text:p>0,179</text:p>
          </table:table-cell>
          <table:table-cell/>
        </table:table-row>
        <table:table-row table:style-name="ro1">
          <table:table-cell table:formula="of:=[.A19]-1" office:value-type="float" office:value="-5" calcext:value-type="float">
            <text:p>-5</text:p>
          </table:table-cell>
          <table:table-cell table:formula="of:=0.001*10^([.A20]/10)" office:value-type="float" office:value="0.000316227766016838" calcext:value-type="float">
            <text:p>0,000316227766017</text:p>
          </table:table-cell>
          <table:table-cell table:number-columns-repeated="2" office:value-type="float" office:value="0.138" calcext:value-type="float">
            <text:p>0,138</text:p>
          </table:table-cell>
          <table:table-cell/>
        </table:table-row>
        <table:table-row table:style-name="ro1">
          <table:table-cell table:formula="of:=[.A20]-1" office:value-type="float" office:value="-6" calcext:value-type="float">
            <text:p>-6</text:p>
          </table:table-cell>
          <table:table-cell table:formula="of:=0.001*10^([.A21]/10)" office:value-type="float" office:value="0.000251188643150958" calcext:value-type="float">
            <text:p>0,000251188643151</text:p>
          </table:table-cell>
          <table:table-cell table:number-columns-repeated="2" office:value-type="float" office:value="0.102" calcext:value-type="float">
            <text:p>0,102</text:p>
          </table:table-cell>
          <table:table-cell/>
        </table:table-row>
        <table:table-row table:style-name="ro1">
          <table:table-cell table:formula="of:=[.A21]-1" office:value-type="float" office:value="-7" calcext:value-type="float">
            <text:p>-7</text:p>
          </table:table-cell>
          <table:table-cell table:formula="of:=0.001*10^([.A22]/10)" office:value-type="float" office:value="0.000199526231496888" calcext:value-type="float">
            <text:p>0,000199526231497</text:p>
          </table:table-cell>
          <table:table-cell table:number-columns-repeated="2" office:value-type="float" office:value="0.0709" calcext:value-type="float">
            <text:p>0,0709</text:p>
          </table:table-cell>
          <table:table-cell/>
        </table:table-row>
        <table:table-row table:style-name="ro1">
          <table:table-cell table:formula="of:=[.A22]-1" office:value-type="float" office:value="-8" calcext:value-type="float">
            <text:p>-8</text:p>
          </table:table-cell>
          <table:table-cell table:formula="of:=0.001*10^([.A23]/10)" office:value-type="float" office:value="0.000158489319246111" calcext:value-type="float">
            <text:p>0,000158489319246</text:p>
          </table:table-cell>
          <table:table-cell table:number-columns-repeated="2" office:value-type="float" office:value="0.0456" calcext:value-type="float">
            <text:p>0,0456</text:p>
          </table:table-cell>
          <table:table-cell/>
        </table:table-row>
        <table:table-row table:style-name="ro1">
          <table:table-cell table:formula="of:=[.A23]-1" office:value-type="float" office:value="-9" calcext:value-type="float">
            <text:p>-9</text:p>
          </table:table-cell>
          <table:table-cell table:formula="of:=0.001*10^([.A24]/10)" office:value-type="float" office:value="0.000125892541179417" calcext:value-type="float">
            <text:p>0,000125892541179</text:p>
          </table:table-cell>
          <table:table-cell table:number-columns-repeated="2" office:value-type="float" office:value="0.0268" calcext:value-type="float">
            <text:p>0,0268</text:p>
          </table:table-cell>
          <table:table-cell/>
        </table:table-row>
        <table:table-row table:style-name="ro1">
          <table:table-cell table:formula="of:=[.A24]-1" office:value-type="float" office:value="-10" calcext:value-type="float">
            <text:p>-10</text:p>
          </table:table-cell>
          <table:table-cell table:formula="of:=0.001*10^([.A25]/10)" office:value-type="float" office:value="0.0001" calcext:value-type="float">
            <text:p>0,0001</text:p>
          </table:table-cell>
          <table:table-cell table:number-columns-repeated="2" office:value-type="float" office:value="0.0147" calcext:value-type="float">
            <text:p>0,0147</text:p>
          </table:table-cell>
          <table:table-cell/>
        </table:table-row>
        <table:table-row table:style-name="ro1">
          <table:table-cell table:formula="of:=[.A25]-1" office:value-type="float" office:value="-11" calcext:value-type="float">
            <text:p>-11</text:p>
          </table:table-cell>
          <table:table-cell table:formula="of:=0.001*10^([.A26]/10)" office:value-type="float" office:value="0.0000794328234724281" calcext:value-type="float">
            <text:p>7,94328234724281E-05</text:p>
          </table:table-cell>
          <table:table-cell table:number-columns-repeated="2" office:value-type="float" office:value="0.0079" calcext:value-type="float">
            <text:p>0,0079</text:p>
          </table:table-cell>
          <table:table-cell/>
        </table:table-row>
        <table:table-row table:style-name="ro1">
          <table:table-cell table:formula="of:=[.A26]-1" office:value-type="float" office:value="-12" calcext:value-type="float">
            <text:p>-12</text:p>
          </table:table-cell>
          <table:table-cell table:formula="of:=0.001*10^([.A27]/10)" office:value-type="float" office:value="0.0000630957344480193" calcext:value-type="float">
            <text:p>6,30957344480193E-05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ssue #100</text:p>
          </table:table-cell>
        </table:table-row>
        <table:table-row table:style-name="ro1">
          <table:table-cell table:formula="of:=[.A27]-1" office:value-type="float" office:value="-13" calcext:value-type="float">
            <text:p>-13</text:p>
          </table:table-cell>
          <table:table-cell table:formula="of:=0.001*10^([.A28]/10)" office:value-type="float" office:value="0.0000501187233627272" calcext:value-type="float">
            <text:p>5,01187233627272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28]-1" office:value-type="float" office:value="-14" calcext:value-type="float">
            <text:p>-14</text:p>
          </table:table-cell>
          <table:table-cell table:formula="of:=0.001*10^([.A29]/10)" office:value-type="float" office:value="0.0000398107170553497" calcext:value-type="float">
            <text:p>3,98107170553497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29]-1" office:value-type="float" office:value="-15" calcext:value-type="float">
            <text:p>-15</text:p>
          </table:table-cell>
          <table:table-cell table:formula="of:=0.001*10^([.A30]/10)" office:value-type="float" office:value="0.0000316227766016838" calcext:value-type="float">
            <text:p>3,1622776601683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0]-1" office:value-type="float" office:value="-16" calcext:value-type="float">
            <text:p>-16</text:p>
          </table:table-cell>
          <table:table-cell table:formula="of:=0.001*10^([.A31]/10)" office:value-type="float" office:value="0.0000251188643150958" calcext:value-type="float">
            <text:p>2,5118864315095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1]-1" office:value-type="float" office:value="-17" calcext:value-type="float">
            <text:p>-17</text:p>
          </table:table-cell>
          <table:table-cell table:formula="of:=0.001*10^([.A32]/10)" office:value-type="float" office:value="0.0000199526231496888" calcext:value-type="float">
            <text:p>1,9952623149688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2]-1" office:value-type="float" office:value="-18" calcext:value-type="float">
            <text:p>-18</text:p>
          </table:table-cell>
          <table:table-cell table:formula="of:=0.001*10^([.A33]/10)" office:value-type="float" office:value="0.0000158489319246111" calcext:value-type="float">
            <text:p>1,58489319246111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3]-1" office:value-type="float" office:value="-19" calcext:value-type="float">
            <text:p>-19</text:p>
          </table:table-cell>
          <table:table-cell table:formula="of:=0.001*10^([.A34]/10)" office:value-type="float" office:value="0.0000125892541179417" calcext:value-type="float">
            <text:p>1,25892541179417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4]-1" office:value-type="float" office:value="-20" calcext:value-type="float">
            <text:p>-20</text:p>
          </table:table-cell>
          <table:table-cell table:formula="of:=0.001*10^([.A35]/10)" office:value-type="float" office:value="0.00001" calcext:value-type="float">
            <text:p>1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5]-1" office:value-type="float" office:value="-21" calcext:value-type="float">
            <text:p>-21</text:p>
          </table:table-cell>
          <table:table-cell table:formula="of:=0.001*10^([.A36]/10)" office:value-type="float" office:value="0.00000794328234724281" calcext:value-type="float">
            <text:p>7,9432823472428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6]-1" office:value-type="float" office:value="-22" calcext:value-type="float">
            <text:p>-22</text:p>
          </table:table-cell>
          <table:table-cell table:formula="of:=0.001*10^([.A37]/10)" office:value-type="float" office:value="0.00000630957344480193" calcext:value-type="float">
            <text:p>6,30957344480193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7]-1" office:value-type="float" office:value="-23" calcext:value-type="float">
            <text:p>-23</text:p>
          </table:table-cell>
          <table:table-cell table:formula="of:=0.001*10^([.A38]/10)" office:value-type="float" office:value="0.00000501187233627273" calcext:value-type="float">
            <text:p>5,01187233627273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8]-1" office:value-type="float" office:value="-24" calcext:value-type="float">
            <text:p>-24</text:p>
          </table:table-cell>
          <table:table-cell table:formula="of:=0.001*10^([.A39]/10)" office:value-type="float" office:value="0.00000398107170553497" calcext:value-type="float">
            <text:p>3,98107170553497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9]-1" office:value-type="float" office:value="-25" calcext:value-type="float">
            <text:p>-25</text:p>
          </table:table-cell>
          <table:table-cell table:formula="of:=0.001*10^([.A40]/10)" office:value-type="float" office:value="0.00000316227766016838" calcext:value-type="float">
            <text:p>3,1622776601683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0]-1" office:value-type="float" office:value="-26" calcext:value-type="float">
            <text:p>-26</text:p>
          </table:table-cell>
          <table:table-cell table:formula="of:=0.001*10^([.A41]/10)" office:value-type="float" office:value="0.00000251188643150958" calcext:value-type="float">
            <text:p>2,5118864315095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1]-1" office:value-type="float" office:value="-27" calcext:value-type="float">
            <text:p>-27</text:p>
          </table:table-cell>
          <table:table-cell table:formula="of:=0.001*10^([.A42]/10)" office:value-type="float" office:value="0.00000199526231496888" calcext:value-type="float">
            <text:p>1,9952623149688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2]-1" office:value-type="float" office:value="-28" calcext:value-type="float">
            <text:p>-28</text:p>
          </table:table-cell>
          <table:table-cell table:formula="of:=0.001*10^([.A43]/10)" office:value-type="float" office:value="0.00000158489319246111" calcext:value-type="float">
            <text:p>1,5848931924611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3]-1" office:value-type="float" office:value="-29" calcext:value-type="float">
            <text:p>-29</text:p>
          </table:table-cell>
          <table:table-cell table:formula="of:=0.001*10^([.A44]/10)" office:value-type="float" office:value="0.00000125892541179417" calcext:value-type="float">
            <text:p>1,25892541179417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4]-1" office:value-type="float" office:value="-30" calcext:value-type="float">
            <text:p>-30</text:p>
          </table:table-cell>
          <table:table-cell table:formula="of:=0.001*10^([.A45]/10)" office:value-type="float" office:value="0.000001" calcext:value-type="float">
            <text:p>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</table:table>
      <table:table table:name="4.2.2.2" table:style-name="ta1">
        <table:shapes>
          <draw:frame draw:z-index="0" draw:style-name="gr1" draw:text-style-name="P1" svg:width="159.99mm" svg:height="89.99mm" svg:x="110.32mm" svg:y="6.31mm">
            <draw:object draw:notify-on-update-of-ranges="'4.2.2.2'.B2:'4.2.2.2'.B32 '4.2.2.2'.C1:'4.2.2.2'.C1 '4.2.2.2'.C2:'4.2.2.2'.C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</text:p>
          </table:table-cell>
          <table:table-cell office:value-type="string" calcext:value-type="string">
            <text:p>Vout (rms)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001*10^([.A2]/10)" office:value-type="float" office:value="0.0199526231496888" calcext:value-type="float">
            <text:p>0,019952623149689</text:p>
          </table:table-cell>
          <table:table-cell table:number-columns-repeated="2" office:value-type="float" office:value="2.11" calcext:value-type="float">
            <text:p>2,11</text:p>
          </table:table-cell>
          <table:table-cell/>
        </table:table-row>
        <table:table-row table:style-name="ro1">
          <table:table-cell table:formula="of:=[.A2]-1" office:value-type="float" office:value="12" calcext:value-type="float">
            <text:p>12</text:p>
          </table:table-cell>
          <table:table-cell table:formula="of:=0.001*10^([.A3]/10)" office:value-type="float" office:value="0.0158489319246111" calcext:value-type="float">
            <text:p>0,015848931924611</text:p>
          </table:table-cell>
          <table:table-cell table:number-columns-repeated="2" office:value-type="float" office:value="1.85" calcext:value-type="float">
            <text:p>1,85</text:p>
          </table:table-cell>
          <table:table-cell/>
        </table:table-row>
        <table:table-row table:style-name="ro1">
          <table:table-cell table:formula="of:=[.A3]-1" office:value-type="float" office:value="11" calcext:value-type="float">
            <text:p>11</text:p>
          </table:table-cell>
          <table:table-cell table:formula="of:=0.001*10^([.A4]/10)" office:value-type="float" office:value="0.0125892541179417" calcext:value-type="float">
            <text:p>0,012589254117942</text:p>
          </table:table-cell>
          <table:table-cell table:number-columns-repeated="2" office:value-type="float" office:value="1.62" calcext:value-type="float">
            <text:p>1,62</text:p>
          </table:table-cell>
          <table:table-cell/>
        </table:table-row>
        <table:table-row table:style-name="ro1">
          <table:table-cell table:formula="of:=[.A4]-1" office:value-type="float" office:value="10" calcext:value-type="float">
            <text:p>10</text:p>
          </table:table-cell>
          <table:table-cell table:formula="of:=0.001*10^([.A5]/10)" office:value-type="float" office:value="0.01" calcext:value-type="float">
            <text:p>0,01</text:p>
          </table:table-cell>
          <table:table-cell table:number-columns-repeated="2" office:value-type="float" office:value="1.4" calcext:value-type="float">
            <text:p>1,4</text:p>
          </table:table-cell>
          <table:table-cell/>
        </table:table-row>
        <table:table-row table:style-name="ro1">
          <table:table-cell table:formula="of:=[.A5]-1" office:value-type="float" office:value="9" calcext:value-type="float">
            <text:p>9</text:p>
          </table:table-cell>
          <table:table-cell table:formula="of:=0.001*10^([.A6]/10)" office:value-type="float" office:value="0.00794328234724282" calcext:value-type="float">
            <text:p>0,007943282347243</text:p>
          </table:table-cell>
          <table:table-cell table:number-columns-repeated="2" office:value-type="float" office:value="1.23" calcext:value-type="float">
            <text:p>1,23</text:p>
          </table:table-cell>
          <table:table-cell/>
        </table:table-row>
        <table:table-row table:style-name="ro1">
          <table:table-cell table:formula="of:=[.A6]-1" office:value-type="float" office:value="8" calcext:value-type="float">
            <text:p>8</text:p>
          </table:table-cell>
          <table:table-cell table:formula="of:=0.001*10^([.A7]/10)" office:value-type="float" office:value="0.00630957344480193" calcext:value-type="float">
            <text:p>0,006309573444802</text:p>
          </table:table-cell>
          <table:table-cell table:number-columns-repeated="2" office:value-type="float" office:value="1.07" calcext:value-type="float">
            <text:p>1,07</text:p>
          </table:table-cell>
          <table:table-cell/>
        </table:table-row>
        <table:table-row table:style-name="ro1">
          <table:table-cell table:formula="of:=[.A7]-1" office:value-type="float" office:value="7" calcext:value-type="float">
            <text:p>7</text:p>
          </table:table-cell>
          <table:table-cell table:formula="of:=0.001*10^([.A8]/10)" office:value-type="float" office:value="0.00501187233627272" calcext:value-type="float">
            <text:p>0,005011872336273</text:p>
          </table:table-cell>
          <table:table-cell office:value-type="float" office:value="0.916" calcext:value-type="float">
            <text:p>0,916</text:p>
          </table:table-cell>
          <table:table-cell office:value-type="float" office:value="0.919" calcext:value-type="float">
            <text:p>0,919</text:p>
          </table:table-cell>
          <table:table-cell/>
        </table:table-row>
        <table:table-row table:style-name="ro1">
          <table:table-cell table:formula="of:=[.A8]-1" office:value-type="float" office:value="6" calcext:value-type="float">
            <text:p>6</text:p>
          </table:table-cell>
          <table:table-cell table:formula="of:=0.001*10^([.A9]/10)" office:value-type="float" office:value="0.00398107170553497" calcext:value-type="float">
            <text:p>0,003981071705535</text:p>
          </table:table-cell>
          <table:table-cell office:value-type="float" office:value="0.795" calcext:value-type="float">
            <text:p>0,795</text:p>
          </table:table-cell>
          <table:table-cell office:value-type="float" office:value="0.798" calcext:value-type="float">
            <text:p>0,798</text:p>
          </table:table-cell>
          <table:table-cell/>
        </table:table-row>
        <table:table-row table:style-name="ro1">
          <table:table-cell table:formula="of:=[.A9]-1" office:value-type="float" office:value="5" calcext:value-type="float">
            <text:p>5</text:p>
          </table:table-cell>
          <table:table-cell table:formula="of:=0.001*10^([.A10]/10)" office:value-type="float" office:value="0.00316227766016838" calcext:value-type="float">
            <text:p>0,003162277660168</text:p>
          </table:table-cell>
          <table:table-cell office:value-type="float" office:value="0.692" calcext:value-type="float">
            <text:p>0,692</text:p>
          </table:table-cell>
          <table:table-cell office:value-type="float" office:value="0.695" calcext:value-type="float">
            <text:p>0,695</text:p>
          </table:table-cell>
          <table:table-cell/>
        </table:table-row>
        <table:table-row table:style-name="ro1">
          <table:table-cell table:formula="of:=[.A10]-1" office:value-type="float" office:value="4" calcext:value-type="float">
            <text:p>4</text:p>
          </table:table-cell>
          <table:table-cell table:formula="of:=0.001*10^([.A11]/10)" office:value-type="float" office:value="0.00251188643150958" calcext:value-type="float">
            <text:p>0,00251188643151</text:p>
          </table:table-cell>
          <table:table-cell office:value-type="float" office:value="0.593" calcext:value-type="float">
            <text:p>0,593</text:p>
          </table:table-cell>
          <table:table-cell office:value-type="float" office:value="0.595" calcext:value-type="float">
            <text:p>0,595</text:p>
          </table:table-cell>
          <table:table-cell/>
        </table:table-row>
        <table:table-row table:style-name="ro1">
          <table:table-cell table:formula="of:=[.A11]-1" office:value-type="float" office:value="3" calcext:value-type="float">
            <text:p>3</text:p>
          </table:table-cell>
          <table:table-cell table:formula="of:=0.001*10^([.A12]/10)" office:value-type="float" office:value="0.00199526231496888" calcext:value-type="float">
            <text:p>0,001995262314969</text:p>
          </table:table-cell>
          <table:table-cell office:value-type="float" office:value="0.519" calcext:value-type="float">
            <text:p>0,519</text:p>
          </table:table-cell>
          <table:table-cell office:value-type="float" office:value="0.521" calcext:value-type="float">
            <text:p>0,521</text:p>
          </table:table-cell>
          <table:table-cell/>
        </table:table-row>
        <table:table-row table:style-name="ro1">
          <table:table-cell table:formula="of:=[.A12]-1" office:value-type="float" office:value="2" calcext:value-type="float">
            <text:p>2</text:p>
          </table:table-cell>
          <table:table-cell table:formula="of:=0.001*10^([.A13]/10)" office:value-type="float" office:value="0.00158489319246111" calcext:value-type="float">
            <text:p>0,001584893192461</text:p>
          </table:table-cell>
          <table:table-cell office:value-type="float" office:value="0.448" calcext:value-type="float">
            <text:p>0,448</text:p>
          </table:table-cell>
          <table:table-cell office:value-type="float" office:value="0.449" calcext:value-type="float">
            <text:p>0,449</text:p>
          </table:table-cell>
          <table:table-cell/>
        </table:table-row>
        <table:table-row table:style-name="ro1">
          <table:table-cell table:formula="of:=[.A13]-1" office:value-type="float" office:value="1" calcext:value-type="float">
            <text:p>1</text:p>
          </table:table-cell>
          <table:table-cell table:formula="of:=0.001*10^([.A14]/10)" office:value-type="float" office:value="0.00125892541179417" calcext:value-type="float">
            <text:p>0,001258925411794</text:p>
          </table:table-cell>
          <table:table-cell table:number-columns-repeated="2" office:value-type="float" office:value="0.39" calcext:value-type="float">
            <text:p>0,39</text:p>
          </table:table-cell>
          <table:table-cell/>
        </table:table-row>
        <table:table-row table:style-name="ro1">
          <table:table-cell table:formula="of:=[.A14]-1" office:value-type="float" office:value="0" calcext:value-type="float">
            <text:p>0</text:p>
          </table:table-cell>
          <table:table-cell table:formula="of:=0.001*10^([.A15]/10)" office:value-type="float" office:value="0.001" calcext:value-type="float">
            <text:p>0,001</text:p>
          </table:table-cell>
          <table:table-cell table:number-columns-repeated="2" office:value-type="float" office:value="0.334" calcext:value-type="float">
            <text:p>0,334</text:p>
          </table:table-cell>
          <table:table-cell/>
        </table:table-row>
        <table:table-row table:style-name="ro1">
          <table:table-cell table:formula="of:=[.A15]-1" office:value-type="float" office:value="-1" calcext:value-type="float">
            <text:p>-1</text:p>
          </table:table-cell>
          <table:table-cell table:formula="of:=0.001*10^([.A16]/10)" office:value-type="float" office:value="0.000794328234724282" calcext:value-type="float">
            <text:p>0,000794328234724</text:p>
          </table:table-cell>
          <table:table-cell table:number-columns-repeated="2" office:value-type="float" office:value="0.289" calcext:value-type="float">
            <text:p>0,289</text:p>
          </table:table-cell>
          <table:table-cell/>
        </table:table-row>
        <table:table-row table:style-name="ro1">
          <table:table-cell table:formula="of:=[.A16]-1" office:value-type="float" office:value="-2" calcext:value-type="float">
            <text:p>-2</text:p>
          </table:table-cell>
          <table:table-cell table:formula="of:=0.001*10^([.A17]/10)" office:value-type="float" office:value="0.000630957344480193" calcext:value-type="float">
            <text:p>0,00063095734448</text:p>
          </table:table-cell>
          <table:table-cell table:number-columns-repeated="2" office:value-type="float" office:value="0.245" calcext:value-type="float">
            <text:p>0,245</text:p>
          </table:table-cell>
          <table:table-cell/>
        </table:table-row>
        <table:table-row table:style-name="ro1">
          <table:table-cell table:formula="of:=[.A17]-1" office:value-type="float" office:value="-3" calcext:value-type="float">
            <text:p>-3</text:p>
          </table:table-cell>
          <table:table-cell table:formula="of:=0.001*10^([.A18]/10)" office:value-type="float" office:value="0.000501187233627272" calcext:value-type="float">
            <text:p>0,000501187233627</text:p>
          </table:table-cell>
          <table:table-cell table:number-columns-repeated="2" office:value-type="float" office:value="0.213" calcext:value-type="float">
            <text:p>0,213</text:p>
          </table:table-cell>
          <table:table-cell/>
        </table:table-row>
        <table:table-row table:style-name="ro1">
          <table:table-cell table:formula="of:=[.A18]-1" office:value-type="float" office:value="-4" calcext:value-type="float">
            <text:p>-4</text:p>
          </table:table-cell>
          <table:table-cell table:formula="of:=0.001*10^([.A19]/10)" office:value-type="float" office:value="0.000398107170553497" calcext:value-type="float">
            <text:p>0,000398107170553</text:p>
          </table:table-cell>
          <table:table-cell table:number-columns-repeated="2" office:value-type="float" office:value="0.184" calcext:value-type="float">
            <text:p>0,184</text:p>
          </table:table-cell>
          <table:table-cell/>
        </table:table-row>
        <table:table-row table:style-name="ro1">
          <table:table-cell table:formula="of:=[.A19]-1" office:value-type="float" office:value="-5" calcext:value-type="float">
            <text:p>-5</text:p>
          </table:table-cell>
          <table:table-cell table:formula="of:=0.001*10^([.A20]/10)" office:value-type="float" office:value="0.000316227766016838" calcext:value-type="float">
            <text:p>0,000316227766017</text:p>
          </table:table-cell>
          <table:table-cell table:number-columns-repeated="2" office:value-type="float" office:value="0.159" calcext:value-type="float">
            <text:p>0,159</text:p>
          </table:table-cell>
          <table:table-cell/>
        </table:table-row>
        <table:table-row table:style-name="ro1">
          <table:table-cell table:formula="of:=[.A20]-1" office:value-type="float" office:value="-6" calcext:value-type="float">
            <text:p>-6</text:p>
          </table:table-cell>
          <table:table-cell table:formula="of:=0.001*10^([.A21]/10)" office:value-type="float" office:value="0.000251188643150958" calcext:value-type="float">
            <text:p>0,000251188643151</text:p>
          </table:table-cell>
          <table:table-cell table:number-columns-repeated="2" office:value-type="float" office:value="0.131" calcext:value-type="float">
            <text:p>0,131</text:p>
          </table:table-cell>
          <table:table-cell/>
        </table:table-row>
        <table:table-row table:style-name="ro1">
          <table:table-cell table:formula="of:=[.A21]-1" office:value-type="float" office:value="-7" calcext:value-type="float">
            <text:p>-7</text:p>
          </table:table-cell>
          <table:table-cell table:formula="of:=0.001*10^([.A22]/10)" office:value-type="float" office:value="0.000199526231496888" calcext:value-type="float">
            <text:p>0,000199526231497</text:p>
          </table:table-cell>
          <table:table-cell table:number-columns-repeated="2" office:value-type="float" office:value="0.114" calcext:value-type="float">
            <text:p>0,114</text:p>
          </table:table-cell>
          <table:table-cell/>
        </table:table-row>
        <table:table-row table:style-name="ro1">
          <table:table-cell table:formula="of:=[.A22]-1" office:value-type="float" office:value="-8" calcext:value-type="float">
            <text:p>-8</text:p>
          </table:table-cell>
          <table:table-cell table:formula="of:=0.001*10^([.A23]/10)" office:value-type="float" office:value="0.000158489319246111" calcext:value-type="float">
            <text:p>0,000158489319246</text:p>
          </table:table-cell>
          <table:table-cell table:number-columns-repeated="2" office:value-type="float" office:value="0.095" calcext:value-type="float">
            <text:p>0,095</text:p>
          </table:table-cell>
          <table:table-cell/>
        </table:table-row>
        <table:table-row table:style-name="ro1">
          <table:table-cell table:formula="of:=[.A23]-1" office:value-type="float" office:value="-9" calcext:value-type="float">
            <text:p>-9</text:p>
          </table:table-cell>
          <table:table-cell table:formula="of:=0.001*10^([.A24]/10)" office:value-type="float" office:value="0.000125892541179417" calcext:value-type="float">
            <text:p>0,000125892541179</text:p>
          </table:table-cell>
          <table:table-cell table:number-columns-repeated="2" office:value-type="float" office:value="0.084" calcext:value-type="float">
            <text:p>0,084</text:p>
          </table:table-cell>
          <table:table-cell/>
        </table:table-row>
        <table:table-row table:style-name="ro1">
          <table:table-cell table:formula="of:=[.A24]-1" office:value-type="float" office:value="-10" calcext:value-type="float">
            <text:p>-10</text:p>
          </table:table-cell>
          <table:table-cell table:formula="of:=0.001*10^([.A25]/10)" office:value-type="float" office:value="0.0001" calcext:value-type="float">
            <text:p>0,0001</text:p>
          </table:table-cell>
          <table:table-cell table:number-columns-repeated="2" office:value-type="float" office:value="0.072" calcext:value-type="float">
            <text:p>0,072</text:p>
          </table:table-cell>
          <table:table-cell/>
        </table:table-row>
        <table:table-row table:style-name="ro1">
          <table:table-cell table:formula="of:=[.A25]-1" office:value-type="float" office:value="-11" calcext:value-type="float">
            <text:p>-11</text:p>
          </table:table-cell>
          <table:table-cell table:formula="of:=0.001*10^([.A26]/10)" office:value-type="float" office:value="0.0000794328234724281" calcext:value-type="float">
            <text:p>7,94328234724281E-05</text:p>
          </table:table-cell>
          <table:table-cell table:number-columns-repeated="2" office:value-type="float" office:value="0.058" calcext:value-type="float">
            <text:p>0,058</text:p>
          </table:table-cell>
          <table:table-cell/>
        </table:table-row>
        <table:table-row table:style-name="ro1">
          <table:table-cell table:formula="of:=[.A26]-1" office:value-type="float" office:value="-12" calcext:value-type="float">
            <text:p>-12</text:p>
          </table:table-cell>
          <table:table-cell table:formula="of:=0.001*10^([.A27]/10)" office:value-type="float" office:value="0.0000630957344480193" calcext:value-type="float">
            <text:p>6,30957344480193E-05</text:p>
          </table:table-cell>
          <table:table-cell table:number-columns-repeated="2" office:value-type="float" office:value="0.053" calcext:value-type="float">
            <text:p>0,053</text:p>
          </table:table-cell>
          <table:table-cell/>
        </table:table-row>
        <table:table-row table:style-name="ro1">
          <table:table-cell table:formula="of:=[.A27]-1" office:value-type="float" office:value="-13" calcext:value-type="float">
            <text:p>-13</text:p>
          </table:table-cell>
          <table:table-cell table:formula="of:=0.001*10^([.A28]/10)" office:value-type="float" office:value="0.0000501187233627272" calcext:value-type="float">
            <text:p>5,01187233627272E-05</text:p>
          </table:table-cell>
          <table:table-cell table:number-columns-repeated="2" office:value-type="float" office:value="0.041" calcext:value-type="float">
            <text:p>0,041</text:p>
          </table:table-cell>
          <table:table-cell/>
        </table:table-row>
        <table:table-row table:style-name="ro1">
          <table:table-cell table:formula="of:=[.A28]-1" office:value-type="float" office:value="-14" calcext:value-type="float">
            <text:p>-14</text:p>
          </table:table-cell>
          <table:table-cell table:formula="of:=0.001*10^([.A29]/10)" office:value-type="float" office:value="0.0000398107170553497" calcext:value-type="float">
            <text:p>3,98107170553497E-05</text:p>
          </table:table-cell>
          <table:table-cell table:number-columns-repeated="2" office:value-type="float" office:value="0.039" calcext:value-type="float">
            <text:p>0,039</text:p>
          </table:table-cell>
          <table:table-cell/>
        </table:table-row>
        <table:table-row table:style-name="ro1">
          <table:table-cell table:formula="of:=[.A29]-1" office:value-type="float" office:value="-15" calcext:value-type="float">
            <text:p>-15</text:p>
          </table:table-cell>
          <table:table-cell table:formula="of:=0.001*10^([.A30]/10)" office:value-type="float" office:value="0.0000316227766016838" calcext:value-type="float">
            <text:p>3,16227766016838E-05</text:p>
          </table:table-cell>
          <table:table-cell table:number-columns-repeated="2" office:value-type="float" office:value="0.031" calcext:value-type="float">
            <text:p>0,031</text:p>
          </table:table-cell>
          <table:table-cell/>
        </table:table-row>
        <table:table-row table:style-name="ro1">
          <table:table-cell table:formula="of:=[.A30]-1" office:value-type="float" office:value="-16" calcext:value-type="float">
            <text:p>-16</text:p>
          </table:table-cell>
          <table:table-cell table:formula="of:=0.001*10^([.A31]/10)" office:value-type="float" office:value="0.0000251188643150958" calcext:value-type="float">
            <text:p>2,51188643150958E-05</text:p>
          </table:table-cell>
          <table:table-cell table:number-columns-repeated="2" office:value-type="float" office:value="0.028" calcext:value-type="float">
            <text:p>0,028</text:p>
          </table:table-cell>
          <table:table-cell/>
        </table:table-row>
        <table:table-row table:style-name="ro1">
          <table:table-cell table:formula="of:=[.A31]-1" office:value-type="float" office:value="-17" calcext:value-type="float">
            <text:p>-17</text:p>
          </table:table-cell>
          <table:table-cell table:formula="of:=0.001*10^([.A32]/10)" office:value-type="float" office:value="0.0000199526231496888" calcext:value-type="float">
            <text:p>1,99526231496888E-05</text:p>
          </table:table-cell>
          <table:table-cell table:number-columns-repeated="2" office:value-type="float" office:value="0.022" calcext:value-type="float">
            <text:p>0,022</text:p>
          </table:table-cell>
          <table:table-cell/>
        </table:table-row>
        <table:table-row table:style-name="ro1">
          <table:table-cell table:formula="of:=[.A32]-1" office:value-type="float" office:value="-18" calcext:value-type="float">
            <text:p>-18</text:p>
          </table:table-cell>
          <table:table-cell table:formula="of:=0.001*10^([.A33]/10)" office:value-type="float" office:value="0.0000158489319246111" calcext:value-type="float">
            <text:p>1,58489319246111E-05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ans le bruit de l’oscilloscope</text:p>
          </table:table-cell>
        </table:table-row>
        <table:table-row table:style-name="ro1">
          <table:table-cell table:formula="of:=[.A33]-1" office:value-type="float" office:value="-19" calcext:value-type="float">
            <text:p>-19</text:p>
          </table:table-cell>
          <table:table-cell table:formula="of:=0.001*10^([.A34]/10)" office:value-type="float" office:value="0.0000125892541179417" calcext:value-type="float">
            <text:p>1,25892541179417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4]-1" office:value-type="float" office:value="-20" calcext:value-type="float">
            <text:p>-20</text:p>
          </table:table-cell>
          <table:table-cell table:formula="of:=0.001*10^([.A35]/10)" office:value-type="float" office:value="0.00001" calcext:value-type="float">
            <text:p>1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5]-1" office:value-type="float" office:value="-21" calcext:value-type="float">
            <text:p>-21</text:p>
          </table:table-cell>
          <table:table-cell table:formula="of:=0.001*10^([.A36]/10)" office:value-type="float" office:value="0.00000794328234724281" calcext:value-type="float">
            <text:p>7,9432823472428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6]-1" office:value-type="float" office:value="-22" calcext:value-type="float">
            <text:p>-22</text:p>
          </table:table-cell>
          <table:table-cell table:formula="of:=0.001*10^([.A37]/10)" office:value-type="float" office:value="0.00000630957344480193" calcext:value-type="float">
            <text:p>6,30957344480193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7]-1" office:value-type="float" office:value="-23" calcext:value-type="float">
            <text:p>-23</text:p>
          </table:table-cell>
          <table:table-cell table:formula="of:=0.001*10^([.A38]/10)" office:value-type="float" office:value="0.00000501187233627273" calcext:value-type="float">
            <text:p>5,01187233627273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8]-1" office:value-type="float" office:value="-24" calcext:value-type="float">
            <text:p>-24</text:p>
          </table:table-cell>
          <table:table-cell table:formula="of:=0.001*10^([.A39]/10)" office:value-type="float" office:value="0.00000398107170553497" calcext:value-type="float">
            <text:p>3,98107170553497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9]-1" office:value-type="float" office:value="-25" calcext:value-type="float">
            <text:p>-25</text:p>
          </table:table-cell>
          <table:table-cell table:formula="of:=0.001*10^([.A40]/10)" office:value-type="float" office:value="0.00000316227766016838" calcext:value-type="float">
            <text:p>3,1622776601683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0]-1" office:value-type="float" office:value="-26" calcext:value-type="float">
            <text:p>-26</text:p>
          </table:table-cell>
          <table:table-cell table:formula="of:=0.001*10^([.A41]/10)" office:value-type="float" office:value="0.00000251188643150958" calcext:value-type="float">
            <text:p>2,5118864315095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1]-1" office:value-type="float" office:value="-27" calcext:value-type="float">
            <text:p>-27</text:p>
          </table:table-cell>
          <table:table-cell table:formula="of:=0.001*10^([.A42]/10)" office:value-type="float" office:value="0.00000199526231496888" calcext:value-type="float">
            <text:p>1,9952623149688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2]-1" office:value-type="float" office:value="-28" calcext:value-type="float">
            <text:p>-28</text:p>
          </table:table-cell>
          <table:table-cell table:formula="of:=0.001*10^([.A43]/10)" office:value-type="float" office:value="0.00000158489319246111" calcext:value-type="float">
            <text:p>1,5848931924611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3]-1" office:value-type="float" office:value="-29" calcext:value-type="float">
            <text:p>-29</text:p>
          </table:table-cell>
          <table:table-cell table:formula="of:=0.001*10^([.A44]/10)" office:value-type="float" office:value="0.00000125892541179417" calcext:value-type="float">
            <text:p>1,25892541179417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4]-1" office:value-type="float" office:value="-30" calcext:value-type="float">
            <text:p>-30</text:p>
          </table:table-cell>
          <table:table-cell table:formula="of:=0.001*10^([.A45]/10)" office:value-type="float" office:value="0.000001" calcext:value-type="float">
            <text:p>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</table:table>
      <table:table table:name="Feuille4" table:style-name="ta1">
        <table:shapes>
          <draw:frame draw:z-index="0" draw:style-name="gr1" draw:text-style-name="P1" svg:width="159.99mm" svg:height="89.99mm" svg:x="92.69mm" svg:y="3.92mm">
            <draw:object draw:notify-on-update-of-ranges="'3.2'.C2:'3.2'.C26 '4.2.2.2'.C2:'4.2.2.2'.C2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lta simu/mesure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ms</text:p>
          </table:table-cell>
        </table:table-row>
        <table:table-row table:style-name="ro1">
          <table:table-cell table:formula="of:=[$'4.2.2.2'.C2]-[$'3.2'.C2]" office:value-type="float" office:value="-0.46" calcext:value-type="float">
            <text:p>-0,46</text:p>
          </table:table-cell>
          <table:table-cell table:formula="of:=[$'4.2.2.2'.D2]-[$'3.2'.D2]" office:value-type="float" office:value="-0.46" calcext:value-type="float">
            <text:p>-0,46</text:p>
          </table:table-cell>
        </table:table-row>
        <table:table-row table:style-name="ro1">
          <table:table-cell table:formula="of:=[$'4.2.2.2'.C3]-[$'3.2'.C3]" office:value-type="float" office:value="-0.41" calcext:value-type="float">
            <text:p>-0,41</text:p>
          </table:table-cell>
          <table:table-cell table:formula="of:=[$'4.2.2.2'.D3]-[$'3.2'.D3]" office:value-type="float" office:value="-0.41" calcext:value-type="float">
            <text:p>-0,41</text:p>
          </table:table-cell>
        </table:table-row>
        <table:table-row table:style-name="ro1">
          <table:table-cell table:formula="of:=[$'4.2.2.2'.C4]-[$'3.2'.C4]" office:value-type="float" office:value="-0.37" calcext:value-type="float">
            <text:p>-0,37</text:p>
          </table:table-cell>
          <table:table-cell table:formula="of:=[$'4.2.2.2'.D4]-[$'3.2'.D4]" office:value-type="float" office:value="-0.37" calcext:value-type="float">
            <text:p>-0,37</text:p>
          </table:table-cell>
        </table:table-row>
        <table:table-row table:style-name="ro1">
          <table:table-cell table:formula="of:=[$'4.2.2.2'.C5]-[$'3.2'.C5]" office:value-type="float" office:value="-0.35" calcext:value-type="float">
            <text:p>-0,35</text:p>
          </table:table-cell>
          <table:table-cell table:formula="of:=[$'4.2.2.2'.D5]-[$'3.2'.D5]" office:value-type="float" office:value="-0.35" calcext:value-type="float">
            <text:p>-0,35</text:p>
          </table:table-cell>
        </table:table-row>
        <table:table-row table:style-name="ro1">
          <table:table-cell table:formula="of:=[$'4.2.2.2'.C6]-[$'3.2'.C6]" office:value-type="float" office:value="-0.3" calcext:value-type="float">
            <text:p>-0,3</text:p>
          </table:table-cell>
          <table:table-cell table:formula="of:=[$'4.2.2.2'.D6]-[$'3.2'.D6]" office:value-type="float" office:value="-0.31" calcext:value-type="float">
            <text:p>-0,31</text:p>
          </table:table-cell>
        </table:table-row>
        <table:table-row table:style-name="ro1">
          <table:table-cell table:formula="of:=[$'4.2.2.2'.C7]-[$'3.2'.C7]" office:value-type="float" office:value="-0.27" calcext:value-type="float">
            <text:p>-0,27</text:p>
          </table:table-cell>
          <table:table-cell table:formula="of:=[$'4.2.2.2'.D7]-[$'3.2'.D7]" office:value-type="float" office:value="-0.27" calcext:value-type="float">
            <text:p>-0,27</text:p>
          </table:table-cell>
        </table:table-row>
        <table:table-row table:style-name="ro1">
          <table:table-cell table:formula="of:=[$'4.2.2.2'.C8]-[$'3.2'.C8]" office:value-type="float" office:value="-0.254" calcext:value-type="float">
            <text:p>-0,254</text:p>
          </table:table-cell>
          <table:table-cell table:formula="of:=[$'4.2.2.2'.D8]-[$'3.2'.D8]" office:value-type="float" office:value="-0.251" calcext:value-type="float">
            <text:p>-0,251</text:p>
          </table:table-cell>
        </table:table-row>
        <table:table-row table:style-name="ro1">
          <table:table-cell table:formula="of:=[$'4.2.2.2'.C9]-[$'3.2'.C9]" office:value-type="float" office:value="-0.225" calcext:value-type="float">
            <text:p>-0,225</text:p>
          </table:table-cell>
          <table:table-cell table:formula="of:=[$'4.2.2.2'.D9]-[$'3.2'.D9]" office:value-type="float" office:value="-0.222" calcext:value-type="float">
            <text:p>-0,222</text:p>
          </table:table-cell>
        </table:table-row>
        <table:table-row table:style-name="ro1">
          <table:table-cell table:formula="of:=[$'4.2.2.2'.C10]-[$'3.2'.C10]" office:value-type="float" office:value="-0.194" calcext:value-type="float">
            <text:p>-0,194</text:p>
          </table:table-cell>
          <table:table-cell table:formula="of:=[$'4.2.2.2'.D10]-[$'3.2'.D10]" office:value-type="float" office:value="-0.192" calcext:value-type="float">
            <text:p>-0,192</text:p>
          </table:table-cell>
        </table:table-row>
        <table:table-row table:style-name="ro1">
          <table:table-cell table:formula="of:=[$'4.2.2.2'.C11]-[$'3.2'.C11]" office:value-type="float" office:value="-0.173" calcext:value-type="float">
            <text:p>-0,173</text:p>
          </table:table-cell>
          <table:table-cell table:formula="of:=[$'4.2.2.2'.D11]-[$'3.2'.D11]" office:value-type="float" office:value="-0.171" calcext:value-type="float">
            <text:p>-0,171</text:p>
          </table:table-cell>
        </table:table-row>
        <table:table-row table:style-name="ro1">
          <table:table-cell table:formula="of:=[$'4.2.2.2'.C12]-[$'3.2'.C12]" office:value-type="float" office:value="-0.14" calcext:value-type="float">
            <text:p>-0,14</text:p>
          </table:table-cell>
          <table:table-cell table:formula="of:=[$'4.2.2.2'.D12]-[$'3.2'.D12]" office:value-type="float" office:value="-0.138" calcext:value-type="float">
            <text:p>-0,138</text:p>
          </table:table-cell>
        </table:table-row>
        <table:table-row table:style-name="ro1">
          <table:table-cell table:formula="of:=[$'4.2.2.2'.C13]-[$'3.2'.C13]" office:value-type="float" office:value="-0.116" calcext:value-type="float">
            <text:p>-0,116</text:p>
          </table:table-cell>
          <table:table-cell table:formula="of:=[$'4.2.2.2'.D13]-[$'3.2'.D13]" office:value-type="float" office:value="-0.115" calcext:value-type="float">
            <text:p>-0,115</text:p>
          </table:table-cell>
        </table:table-row>
        <table:table-row table:style-name="ro1">
          <table:table-cell table:formula="of:=[$'4.2.2.2'.C14]-[$'3.2'.C14]" office:value-type="float" office:value="-0.089" calcext:value-type="float">
            <text:p>-0,089</text:p>
          </table:table-cell>
          <table:table-cell table:formula="of:=[$'4.2.2.2'.D14]-[$'3.2'.D14]" office:value-type="float" office:value="-0.09" calcext:value-type="float">
            <text:p>-0,09</text:p>
          </table:table-cell>
        </table:table-row>
        <table:table-row table:style-name="ro1">
          <table:table-cell table:formula="of:=[$'4.2.2.2'.C15]-[$'3.2'.C15]" office:value-type="float" office:value="-0.07" calcext:value-type="float">
            <text:p>-0,07</text:p>
          </table:table-cell>
          <table:table-cell table:formula="of:=[$'4.2.2.2'.D15]-[$'3.2'.D15]" office:value-type="float" office:value="-0.07" calcext:value-type="float">
            <text:p>-0,07</text:p>
          </table:table-cell>
        </table:table-row>
        <table:table-row table:style-name="ro1">
          <table:table-cell table:formula="of:=[$'4.2.2.2'.C16]-[$'3.2'.C16]" office:value-type="float" office:value="-0.049" calcext:value-type="float">
            <text:p>-0,049</text:p>
          </table:table-cell>
          <table:table-cell table:formula="of:=[$'4.2.2.2'.D16]-[$'3.2'.D16]" office:value-type="float" office:value="-0.049" calcext:value-type="float">
            <text:p>-0,049</text:p>
          </table:table-cell>
        </table:table-row>
        <table:table-row table:style-name="ro1">
          <table:table-cell table:formula="of:=[$'4.2.2.2'.C17]-[$'3.2'.C17]" office:value-type="float" office:value="-0.033" calcext:value-type="float">
            <text:p>-0,033</text:p>
          </table:table-cell>
          <table:table-cell table:formula="of:=[$'4.2.2.2'.D17]-[$'3.2'.D17]" office:value-type="float" office:value="-0.033" calcext:value-type="float">
            <text:p>-0,033</text:p>
          </table:table-cell>
        </table:table-row>
        <table:table-row table:style-name="ro1">
          <table:table-cell table:formula="of:=[$'4.2.2.2'.C18]-[$'3.2'.C18]" office:value-type="float" office:value="-0.013" calcext:value-type="float">
            <text:p>-0,013</text:p>
          </table:table-cell>
          <table:table-cell table:formula="of:=[$'4.2.2.2'.D18]-[$'3.2'.D18]" office:value-type="float" office:value="-0.013" calcext:value-type="float">
            <text:p>-0,013</text:p>
          </table:table-cell>
        </table:table-row>
        <table:table-row table:style-name="ro1">
          <table:table-cell table:formula="of:=[$'4.2.2.2'.C19]-[$'3.2'.C19]" office:value-type="float" office:value="0.005" calcext:value-type="float">
            <text:p>0,005</text:p>
          </table:table-cell>
          <table:table-cell table:formula="of:=[$'4.2.2.2'.D19]-[$'3.2'.D19]" office:value-type="float" office:value="0.005" calcext:value-type="float">
            <text:p>0,005</text:p>
          </table:table-cell>
        </table:table-row>
        <table:table-row table:style-name="ro1">
          <table:table-cell table:formula="of:=[$'4.2.2.2'.C20]-[$'3.2'.C20]" office:value-type="float" office:value="0.021" calcext:value-type="float">
            <text:p>0,021</text:p>
          </table:table-cell>
          <table:table-cell table:formula="of:=[$'4.2.2.2'.D20]-[$'3.2'.D20]" office:value-type="float" office:value="0.021" calcext:value-type="float">
            <text:p>0,021</text:p>
          </table:table-cell>
        </table:table-row>
        <table:table-row table:style-name="ro1">
          <table:table-cell table:formula="of:=[$'4.2.2.2'.C21]-[$'3.2'.C21]" office:value-type="float" office:value="0.029" calcext:value-type="float">
            <text:p>0,029</text:p>
          </table:table-cell>
          <table:table-cell table:formula="of:=[$'4.2.2.2'.D21]-[$'3.2'.D21]" office:value-type="float" office:value="0.029" calcext:value-type="float">
            <text:p>0,029</text:p>
          </table:table-cell>
        </table:table-row>
        <table:table-row table:style-name="ro1">
          <table:table-cell table:formula="of:=[$'4.2.2.2'.C22]-[$'3.2'.C22]" office:value-type="float" office:value="0.0431" calcext:value-type="float">
            <text:p>0,0431</text:p>
          </table:table-cell>
          <table:table-cell table:formula="of:=[$'4.2.2.2'.D22]-[$'3.2'.D22]" office:value-type="float" office:value="0.0431" calcext:value-type="float">
            <text:p>0,0431</text:p>
          </table:table-cell>
        </table:table-row>
        <table:table-row table:style-name="ro1">
          <table:table-cell table:formula="of:=[$'4.2.2.2'.C23]-[$'3.2'.C23]" office:value-type="float" office:value="0.0494" calcext:value-type="float">
            <text:p>0,0494</text:p>
          </table:table-cell>
          <table:table-cell table:formula="of:=[$'4.2.2.2'.D23]-[$'3.2'.D23]" office:value-type="float" office:value="0.0494" calcext:value-type="float">
            <text:p>0,0494</text:p>
          </table:table-cell>
        </table:table-row>
        <table:table-row table:style-name="ro1">
          <table:table-cell table:formula="of:=[$'4.2.2.2'.C24]-[$'3.2'.C24]" office:value-type="float" office:value="0.0572" calcext:value-type="float">
            <text:p>0,0572</text:p>
          </table:table-cell>
          <table:table-cell table:formula="of:=[$'4.2.2.2'.D24]-[$'3.2'.D24]" office:value-type="float" office:value="0.0572" calcext:value-type="float">
            <text:p>0,0572</text:p>
          </table:table-cell>
        </table:table-row>
        <table:table-row table:style-name="ro1">
          <table:table-cell table:formula="of:=[$'4.2.2.2'.C25]-[$'3.2'.C25]" office:value-type="float" office:value="0.0573" calcext:value-type="float">
            <text:p>0,0573</text:p>
          </table:table-cell>
          <table:table-cell table:formula="of:=[$'4.2.2.2'.D25]-[$'3.2'.D25]" office:value-type="float" office:value="0.0573" calcext:value-type="float">
            <text:p>0,0573</text:p>
          </table:table-cell>
        </table:table-row>
        <table:table-row table:style-name="ro1">
          <table:table-cell table:formula="of:=[$'4.2.2.2'.C26]-[$'3.2'.C26]" office:value-type="float" office:value="0.0501" calcext:value-type="float">
            <text:p>0,0501</text:p>
          </table:table-cell>
          <table:table-cell table:formula="of:=[$'4.2.2.2'.D26]-[$'3.2'.D26]" office:value-type="float" office:value="0.0501" calcext:value-type="float">
            <text:p>0,0501</text:p>
          </table:table-cell>
        </table:table-row>
        <table:table-row table:style-name="ro1">
          <table:table-cell table:formula="of:=[$'4.2.2.2'.C27]-[$'3.2'.C27]" office:value-type="string" office:string-value="" calcext:value-type="error">
            <text:p>#VALEUR !</text:p>
          </table:table-cell>
          <table:table-cell table:formula="of:=[$'4.2.2.2'.D27]-[$'3.2'.D27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28]-[$'3.2'.C28]" office:value-type="string" office:string-value="" calcext:value-type="error">
            <text:p>#VALEUR !</text:p>
          </table:table-cell>
          <table:table-cell table:formula="of:=[$'4.2.2.2'.D28]-[$'3.2'.D28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29]-[$'3.2'.C29]" office:value-type="string" office:string-value="" calcext:value-type="error">
            <text:p>#VALEUR !</text:p>
          </table:table-cell>
          <table:table-cell table:formula="of:=[$'4.2.2.2'.D29]-[$'3.2'.D29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30]-[$'3.2'.C30]" office:value-type="string" office:string-value="" calcext:value-type="error">
            <text:p>#VALEUR !</text:p>
          </table:table-cell>
          <table:table-cell table:formula="of:=[$'4.2.2.2'.D30]-[$'3.2'.D30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31]-[$'3.2'.C31]" office:value-type="string" office:string-value="" calcext:value-type="error">
            <text:p>#VALEUR !</text:p>
          </table:table-cell>
          <table:table-cell table:formula="of:=[$'4.2.2.2'.D31]-[$'3.2'.D31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32]-[$'3.2'.C32]" office:value-type="string" office:string-value="" calcext:value-type="error">
            <text:p>#VALEUR !</text:p>
          </table:table-cell>
          <table:table-cell table:formula="of:=[$'4.2.2.2'.D32]-[$'3.2'.D32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33]-[$'3.2'.C33]" office:value-type="string" office:string-value="" calcext:value-type="error">
            <text:p>#VALEUR !</text:p>
          </table:table-cell>
          <table:table-cell table:formula="of:=[$'4.2.2.2'.D33]-[$'3.2'.D33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34]-[$'3.2'.C34]" office:value-type="string" office:string-value="" calcext:value-type="error">
            <text:p>#VALEUR !</text:p>
          </table:table-cell>
          <table:table-cell table:formula="of:=[$'4.2.2.2'.D34]-[$'3.2'.D34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35]-[$'3.2'.C35]" office:value-type="string" office:string-value="" calcext:value-type="error">
            <text:p>#VALEUR !</text:p>
          </table:table-cell>
          <table:table-cell table:formula="of:=[$'4.2.2.2'.D35]-[$'3.2'.D35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36]-[$'3.2'.C36]" office:value-type="string" office:string-value="" calcext:value-type="error">
            <text:p>#VALEUR !</text:p>
          </table:table-cell>
          <table:table-cell table:formula="of:=[$'4.2.2.2'.D36]-[$'3.2'.D36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37]-[$'3.2'.C37]" office:value-type="string" office:string-value="" calcext:value-type="error">
            <text:p>#VALEUR !</text:p>
          </table:table-cell>
          <table:table-cell table:formula="of:=[$'4.2.2.2'.D37]-[$'3.2'.D37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38]-[$'3.2'.C38]" office:value-type="string" office:string-value="" calcext:value-type="error">
            <text:p>#VALEUR !</text:p>
          </table:table-cell>
          <table:table-cell table:formula="of:=[$'4.2.2.2'.D38]-[$'3.2'.D38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39]-[$'3.2'.C39]" office:value-type="string" office:string-value="" calcext:value-type="error">
            <text:p>#VALEUR !</text:p>
          </table:table-cell>
          <table:table-cell table:formula="of:=[$'4.2.2.2'.D39]-[$'3.2'.D39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40]-[$'3.2'.C40]" office:value-type="string" office:string-value="" calcext:value-type="error">
            <text:p>#VALEUR !</text:p>
          </table:table-cell>
          <table:table-cell table:formula="of:=[$'4.2.2.2'.D40]-[$'3.2'.D40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41]-[$'3.2'.C41]" office:value-type="string" office:string-value="" calcext:value-type="error">
            <text:p>#VALEUR !</text:p>
          </table:table-cell>
          <table:table-cell table:formula="of:=[$'4.2.2.2'.D41]-[$'3.2'.D41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42]-[$'3.2'.C42]" office:value-type="string" office:string-value="" calcext:value-type="error">
            <text:p>#VALEUR !</text:p>
          </table:table-cell>
          <table:table-cell table:formula="of:=[$'4.2.2.2'.D42]-[$'3.2'.D42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43]-[$'3.2'.C43]" office:value-type="string" office:string-value="" calcext:value-type="error">
            <text:p>#VALEUR !</text:p>
          </table:table-cell>
          <table:table-cell table:formula="of:=[$'4.2.2.2'.D43]-[$'3.2'.D43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44]-[$'3.2'.C44]" office:value-type="string" office:string-value="" calcext:value-type="error">
            <text:p>#VALEUR !</text:p>
          </table:table-cell>
          <table:table-cell table:formula="of:=[$'4.2.2.2'.D44]-[$'3.2'.D44]" office:value-type="string" office:string-value="" calcext:value-type="error">
            <text:p>#VALEUR !</text:p>
          </table:table-cell>
        </table:table-row>
        <table:table-row table:style-name="ro1">
          <table:table-cell table:formula="of:=[$'4.2.2.2'.C45]-[$'3.2'.C45]" office:value-type="string" office:string-value="" calcext:value-type="error">
            <text:p>#VALEUR !</text:p>
          </table:table-cell>
          <table:table-cell table:formula="of:=[$'4.2.2.2'.D45]-[$'3.2'.D45]" office:value-type="string" office:string-value="" calcext:value-type="error">
            <text:p>#VALEUR 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5:09:36.835060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4BJH Fabrice DECROP LONGET</meta:initial-creator>
    <meta:creation-date>2020-04-20T23:25:35.200107911</meta:creation-date>
    <dc:date>2020-04-23T16:14:37.363548916</dc:date>
    <dc:creator>F4BJH Fabrice DECROP LONGET</dc:creator>
    <meta:editing-duration>PT4H51M32S</meta:editing-duration>
    <meta:editing-cycles>22</meta:editing-cycles>
    <meta:generator>LibreOffice/6.1.5.2$Linux_X86_64 LibreOffice_project/10$Build-2</meta:generator>
    <meta:document-statistic meta:table-count="4" meta:cell-count="70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69cm" svg:y="0.316cm" chart:style-name="ch2">
          <text:p>V=f(P)</text:p>
        </chart:title>
        <chart:legend chart:legend-position="end" svg:x="14.418cm" svg:y="4.201cm" style:legend-expansion="high" chart:style-name="ch3"/>
        <chart:plot-area chart:style-name="ch4" table:cell-range-address="'2.2.2'.B11:'2.2.2'.C72" chart:data-source-has-labels="both" svg:x="1.331cm" svg:y="1.275cm" svg:width="12.767cm" svg:height="6.564cm">
          <chartooo:coordinate-region svg:x="3.06cm" svg:y="1.275cm" svg:width="10.676cm" svg:height="3.291cm"/>
          <chart:axis chart:dimension="x" chart:name="primary-x" chart:style-name="ch5" chartooo:axis-type="auto">
            <chartooo:date-scale/>
            <chart:title svg:x="7.3cm" svg:y="8.019cm" chart:style-name="ch6">
              <text:p>P(W)</text:p>
            </chart:title>
            <chart:categories table:cell-range-address="'2.2.2'.B12:'2.2.2'.B72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'2.2.2'.C12:'2.2.2'.C72" chart:label-cell-address="'2.2.2'.C11:'2.2.2'.C11" chart:class="chart:line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'2.2.2'.C11:'2.2.2'.C11</svg:desc>
                </draw:g>
              </table:table-cell>
            </table:table-row>
          </table:table-header-rows>
          <table:table-rows>
            <table:table-row>
              <table:table-cell office:value-type="float" office:value="0.0000001">
                <text:p>0.0000001</text:p>
                <draw:g>
                  <svg:desc>'2.2.2'.B12:'2.2.2'.B72</svg:desc>
                </draw:g>
              </table:table-cell>
              <table:table-cell office:value-type="float" office:value="0.0000895084077560544">
                <text:p>0.0000895084077560544</text:p>
                <draw:g>
                  <svg:desc>'2.2.2'.C12:'2.2.2'.C72</svg:desc>
                </draw:g>
              </table:table-cell>
            </table:table-row>
            <table:table-row>
              <table:table-cell office:value-type="float" office:value="0.000000125892541179417">
                <text:p>0.000000125892541179417</text:p>
              </table:table-cell>
              <table:table-cell office:value-type="float" office:value="0.000112684409093331">
                <text:p>0.000112684409093331</text:p>
              </table:table-cell>
            </table:table-row>
            <table:table-row>
              <table:table-cell office:value-type="float" office:value="0.000000158489319246111">
                <text:p>0.000000158489319246111</text:p>
              </table:table-cell>
              <table:table-cell office:value-type="float" office:value="0.000141861266120604">
                <text:p>0.000141861266120604</text:p>
              </table:table-cell>
            </table:table-row>
            <table:table-row>
              <table:table-cell office:value-type="float" office:value="0.000000199526231496888">
                <text:p>0.000000199526231496888</text:p>
              </table:table-cell>
              <table:table-cell office:value-type="float" office:value="0.000178592752868523">
                <text:p>0.000178592752868523</text:p>
              </table:table-cell>
            </table:table-row>
            <table:table-row>
              <table:table-cell office:value-type="float" office:value="0.000000251188643150958">
                <text:p>0.000000251188643150958</text:p>
              </table:table-cell>
              <table:table-cell office:value-type="float" office:value="0.00022483495494846">
                <text:p>0.00022483495494846</text:p>
              </table:table-cell>
            </table:table-row>
            <table:table-row>
              <table:table-cell office:value-type="float" office:value="0.000000316227766016838">
                <text:p>0.000000316227766016838</text:p>
              </table:table-cell>
              <table:table-cell office:value-type="float" office:value="0.000283050438244213">
                <text:p>0.000283050438244213</text:p>
              </table:table-cell>
            </table:table-row>
            <table:table-row>
              <table:table-cell office:value-type="float" office:value="0.000000398107170553497">
                <text:p>0.000000398107170553497</text:p>
              </table:table-cell>
              <table:table-cell office:value-type="float" office:value="0.000356339389525115">
                <text:p>0.000356339389525115</text:p>
              </table:table-cell>
            </table:table-row>
            <table:table-row>
              <table:table-cell office:value-type="float" office:value="0.000000501187233627273">
                <text:p>0.000000501187233627273</text:p>
              </table:table-cell>
              <table:table-cell office:value-type="float" office:value="0.000448604712696388">
                <text:p>0.000448604712696388</text:p>
              </table:table-cell>
            </table:table-row>
            <table:table-row>
              <table:table-cell office:value-type="float" office:value="0.000000630957344480193">
                <text:p>0.000000630957344480193</text:p>
              </table:table-cell>
              <table:table-cell office:value-type="float" office:value="0.000564759872664104">
                <text:p>0.000564759872664104</text:p>
              </table:table-cell>
            </table:table-row>
            <table:table-row>
              <table:table-cell office:value-type="float" office:value="0.000000794328234724281">
                <text:p>0.000000794328234724281</text:p>
              </table:table-cell>
              <table:table-cell office:value-type="float" office:value="0.000710990555258478">
                <text:p>0.000710990555258478</text:p>
              </table:table-cell>
            </table:table-row>
            <table:table-row>
              <table:table-cell office:value-type="float" office:value="0.000001">
                <text:p>0.000001</text:p>
              </table:table-cell>
              <table:table-cell office:value-type="float" office:value="0.000895084077560544">
                <text:p>0.000895084077560544</text:p>
              </table:table-cell>
            </table:table-row>
            <table:table-row>
              <table:table-cell office:value-type="float" office:value="0.00000125892541179417">
                <text:p>0.00000125892541179417</text:p>
              </table:table-cell>
              <table:table-cell office:value-type="float" office:value="0.00112684409093331">
                <text:p>0.00112684409093331</text:p>
              </table:table-cell>
            </table:table-row>
            <table:table-row>
              <table:table-cell office:value-type="float" office:value="0.00000158489319246111">
                <text:p>0.00000158489319246111</text:p>
              </table:table-cell>
              <table:table-cell office:value-type="float" office:value="0.00141861266120604">
                <text:p>0.00141861266120604</text:p>
              </table:table-cell>
            </table:table-row>
            <table:table-row>
              <table:table-cell office:value-type="float" office:value="0.00000199526231496888">
                <text:p>0.00000199526231496888</text:p>
              </table:table-cell>
              <table:table-cell office:value-type="float" office:value="0.00178592752868523">
                <text:p>0.00178592752868523</text:p>
              </table:table-cell>
            </table:table-row>
            <table:table-row>
              <table:table-cell office:value-type="float" office:value="0.00000251188643150958">
                <text:p>0.00000251188643150958</text:p>
              </table:table-cell>
              <table:table-cell office:value-type="float" office:value="0.0022483495494846">
                <text:p>0.0022483495494846</text:p>
              </table:table-cell>
            </table:table-row>
            <table:table-row>
              <table:table-cell office:value-type="float" office:value="0.00000316227766016838">
                <text:p>0.00000316227766016838</text:p>
              </table:table-cell>
              <table:table-cell office:value-type="float" office:value="0.00283050438244213">
                <text:p>0.00283050438244213</text:p>
              </table:table-cell>
            </table:table-row>
            <table:table-row>
              <table:table-cell office:value-type="float" office:value="0.00000398107170553497">
                <text:p>0.00000398107170553497</text:p>
              </table:table-cell>
              <table:table-cell office:value-type="float" office:value="0.00356339389525115">
                <text:p>0.00356339389525115</text:p>
              </table:table-cell>
            </table:table-row>
            <table:table-row>
              <table:table-cell office:value-type="float" office:value="0.00000501187233627273">
                <text:p>0.00000501187233627273</text:p>
              </table:table-cell>
              <table:table-cell office:value-type="float" office:value="0.00448604712696388">
                <text:p>0.00448604712696388</text:p>
              </table:table-cell>
            </table:table-row>
            <table:table-row>
              <table:table-cell office:value-type="float" office:value="0.00000630957344480193">
                <text:p>0.00000630957344480193</text:p>
              </table:table-cell>
              <table:table-cell office:value-type="float" office:value="0.00564759872664104">
                <text:p>0.00564759872664104</text:p>
              </table:table-cell>
            </table:table-row>
            <table:table-row>
              <table:table-cell office:value-type="float" office:value="0.00000794328234724281">
                <text:p>0.00000794328234724281</text:p>
              </table:table-cell>
              <table:table-cell office:value-type="float" office:value="0.00710990555258478">
                <text:p>0.00710990555258478</text:p>
              </table:table-cell>
            </table:table-row>
            <table:table-row>
              <table:table-cell office:value-type="float" office:value="0.00001">
                <text:p>0.00001</text:p>
              </table:table-cell>
              <table:table-cell office:value-type="float" office:value="0.00895084077560544">
                <text:p>0.00895084077560544</text:p>
              </table:table-cell>
            </table:table-row>
            <table:table-row>
              <table:table-cell office:value-type="float" office:value="0.0000125892541179417">
                <text:p>0.0000125892541179417</text:p>
              </table:table-cell>
              <table:table-cell office:value-type="float" office:value="0.0112684409093331">
                <text:p>0.0112684409093331</text:p>
              </table:table-cell>
            </table:table-row>
            <table:table-row>
              <table:table-cell office:value-type="float" office:value="0.0000158489319246111">
                <text:p>0.0000158489319246111</text:p>
              </table:table-cell>
              <table:table-cell office:value-type="float" office:value="0.0141861266120604">
                <text:p>0.0141861266120604</text:p>
              </table:table-cell>
            </table:table-row>
            <table:table-row>
              <table:table-cell office:value-type="float" office:value="0.0000199526231496888">
                <text:p>0.0000199526231496888</text:p>
              </table:table-cell>
              <table:table-cell office:value-type="float" office:value="0.0178592752868524">
                <text:p>0.0178592752868524</text:p>
              </table:table-cell>
            </table:table-row>
            <table:table-row>
              <table:table-cell office:value-type="float" office:value="0.0000251188643150958">
                <text:p>0.0000251188643150958</text:p>
              </table:table-cell>
              <table:table-cell office:value-type="float" office:value="0.022483495494846">
                <text:p>0.022483495494846</text:p>
              </table:table-cell>
            </table:table-row>
            <table:table-row>
              <table:table-cell office:value-type="float" office:value="0.0000316227766016838">
                <text:p>0.0000316227766016838</text:p>
              </table:table-cell>
              <table:table-cell office:value-type="float" office:value="0.0283050438244213">
                <text:p>0.0283050438244213</text:p>
              </table:table-cell>
            </table:table-row>
            <table:table-row>
              <table:table-cell office:value-type="float" office:value="0.0000398107170553497">
                <text:p>0.0000398107170553497</text:p>
              </table:table-cell>
              <table:table-cell office:value-type="float" office:value="0.0356339389525115">
                <text:p>0.0356339389525115</text:p>
              </table:table-cell>
            </table:table-row>
            <table:table-row>
              <table:table-cell office:value-type="float" office:value="0.0000501187233627272">
                <text:p>0.0000501187233627272</text:p>
              </table:table-cell>
              <table:table-cell office:value-type="float" office:value="0.0448604712696388">
                <text:p>0.0448604712696388</text:p>
              </table:table-cell>
            </table:table-row>
            <table:table-row>
              <table:table-cell office:value-type="float" office:value="0.0000630957344480193">
                <text:p>0.0000630957344480193</text:p>
              </table:table-cell>
              <table:table-cell office:value-type="float" office:value="0.0564759872664104">
                <text:p>0.0564759872664104</text:p>
              </table:table-cell>
            </table:table-row>
            <table:table-row>
              <table:table-cell office:value-type="float" office:value="0.0000794328234724281">
                <text:p>0.0000794328234724281</text:p>
              </table:table-cell>
              <table:table-cell office:value-type="float" office:value="0.0710990555258478">
                <text:p>0.0710990555258478</text:p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0.0895084077560544">
                <text:p>0.0895084077560544</text:p>
              </table:table-cell>
            </table:table-row>
            <table:table-row>
              <table:table-cell office:value-type="float" office:value="0.000125892541179417">
                <text:p>0.000125892541179417</text:p>
              </table:table-cell>
              <table:table-cell office:value-type="float" office:value="0.112684409093331">
                <text:p>0.112684409093331</text:p>
              </table:table-cell>
            </table:table-row>
            <table:table-row>
              <table:table-cell office:value-type="float" office:value="0.000158489319246111">
                <text:p>0.000158489319246111</text:p>
              </table:table-cell>
              <table:table-cell office:value-type="float" office:value="0.141861266120604">
                <text:p>0.141861266120604</text:p>
              </table:table-cell>
            </table:table-row>
            <table:table-row>
              <table:table-cell office:value-type="float" office:value="0.000199526231496888">
                <text:p>0.000199526231496888</text:p>
              </table:table-cell>
              <table:table-cell office:value-type="float" office:value="0.178592752868524">
                <text:p>0.178592752868524</text:p>
              </table:table-cell>
            </table:table-row>
            <table:table-row>
              <table:table-cell office:value-type="float" office:value="0.000251188643150958">
                <text:p>0.000251188643150958</text:p>
              </table:table-cell>
              <table:table-cell office:value-type="float" office:value="0.22483495494846">
                <text:p>0.22483495494846</text:p>
              </table:table-cell>
            </table:table-row>
            <table:table-row>
              <table:table-cell office:value-type="float" office:value="0.000316227766016838">
                <text:p>0.000316227766016838</text:p>
              </table:table-cell>
              <table:table-cell office:value-type="float" office:value="0.283050438244213">
                <text:p>0.283050438244213</text:p>
              </table:table-cell>
            </table:table-row>
            <table:table-row>
              <table:table-cell office:value-type="float" office:value="0.000398107170553497">
                <text:p>0.000398107170553497</text:p>
              </table:table-cell>
              <table:table-cell office:value-type="float" office:value="0.356339389525115">
                <text:p>0.356339389525115</text:p>
              </table:table-cell>
            </table:table-row>
            <table:table-row>
              <table:table-cell office:value-type="float" office:value="0.000501187233627272">
                <text:p>0.000501187233627272</text:p>
              </table:table-cell>
              <table:table-cell office:value-type="float" office:value="0.448604712696388">
                <text:p>0.448604712696388</text:p>
              </table:table-cell>
            </table:table-row>
            <table:table-row>
              <table:table-cell office:value-type="float" office:value="0.000630957344480193">
                <text:p>0.000630957344480193</text:p>
              </table:table-cell>
              <table:table-cell office:value-type="float" office:value="0.564759872664104">
                <text:p>0.564759872664104</text:p>
              </table:table-cell>
            </table:table-row>
            <table:table-row>
              <table:table-cell office:value-type="float" office:value="0.000794328234724282">
                <text:p>0.000794328234724282</text:p>
              </table:table-cell>
              <table:table-cell office:value-type="float" office:value="0.710990555258479">
                <text:p>0.710990555258479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895084077560544">
                <text:p>0.895084077560544</text:p>
              </table:table-cell>
            </table:table-row>
            <table:table-row>
              <table:table-cell office:value-type="float" office:value="0.00125892541179417">
                <text:p>0.00125892541179417</text:p>
              </table:table-cell>
              <table:table-cell office:value-type="float" office:value="1.12684409093331">
                <text:p>1.12684409093331</text:p>
              </table:table-cell>
            </table:table-row>
            <table:table-row>
              <table:table-cell office:value-type="float" office:value="0.00158489319246111">
                <text:p>0.00158489319246111</text:p>
              </table:table-cell>
              <table:table-cell office:value-type="float" office:value="1.41861266120604">
                <text:p>1.41861266120604</text:p>
              </table:table-cell>
            </table:table-row>
            <table:table-row>
              <table:table-cell office:value-type="float" office:value="0.00199526231496888">
                <text:p>0.00199526231496888</text:p>
              </table:table-cell>
              <table:table-cell office:value-type="float" office:value="1.78592752868523">
                <text:p>1.78592752868523</text:p>
              </table:table-cell>
            </table:table-row>
            <table:table-row>
              <table:table-cell office:value-type="float" office:value="0.00251188643150958">
                <text:p>0.00251188643150958</text:p>
              </table:table-cell>
              <table:table-cell office:value-type="float" office:value="2.2483495494846">
                <text:p>2.2483495494846</text:p>
              </table:table-cell>
            </table:table-row>
            <table:table-row>
              <table:table-cell office:value-type="float" office:value="0.00316227766016838">
                <text:p>0.00316227766016838</text:p>
              </table:table-cell>
              <table:table-cell office:value-type="float" office:value="2.83050438244213">
                <text:p>2.83050438244213</text:p>
              </table:table-cell>
            </table:table-row>
            <table:table-row>
              <table:table-cell office:value-type="float" office:value="0.00398107170553497">
                <text:p>0.00398107170553497</text:p>
              </table:table-cell>
              <table:table-cell office:value-type="float" office:value="3.56339389525115">
                <text:p>3.56339389525115</text:p>
              </table:table-cell>
            </table:table-row>
            <table:table-row>
              <table:table-cell office:value-type="float" office:value="0.00501187233627272">
                <text:p>0.00501187233627272</text:p>
              </table:table-cell>
              <table:table-cell office:value-type="float" office:value="4.48604712696388">
                <text:p>4.48604712696388</text:p>
              </table:table-cell>
            </table:table-row>
            <table:table-row>
              <table:table-cell office:value-type="float" office:value="0.00630957344480193">
                <text:p>0.00630957344480193</text:p>
              </table:table-cell>
              <table:table-cell office:value-type="float" office:value="5.64759872664104">
                <text:p>5.64759872664104</text:p>
              </table:table-cell>
            </table:table-row>
            <table:table-row>
              <table:table-cell office:value-type="float" office:value="0.00794328234724282">
                <text:p>0.00794328234724282</text:p>
              </table:table-cell>
              <table:table-cell office:value-type="float" office:value="7.10990555258479">
                <text:p>7.10990555258479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8.95084077560544">
                <text:p>8.95084077560544</text:p>
              </table:table-cell>
            </table:table-row>
            <table:table-row>
              <table:table-cell office:value-type="float" office:value="0.0125892541179417">
                <text:p>0.0125892541179417</text:p>
              </table:table-cell>
              <table:table-cell office:value-type="float" office:value="11.2684409093331">
                <text:p>11.2684409093331</text:p>
              </table:table-cell>
            </table:table-row>
            <table:table-row>
              <table:table-cell office:value-type="float" office:value="0.0158489319246111">
                <text:p>0.0158489319246111</text:p>
              </table:table-cell>
              <table:table-cell office:value-type="float" office:value="14.1861266120604">
                <text:p>14.1861266120604</text:p>
              </table:table-cell>
            </table:table-row>
            <table:table-row>
              <table:table-cell office:value-type="float" office:value="0.0199526231496888">
                <text:p>0.0199526231496888</text:p>
              </table:table-cell>
              <table:table-cell office:value-type="float" office:value="17.8592752868523">
                <text:p>17.8592752868523</text:p>
              </table:table-cell>
            </table:table-row>
            <table:table-row>
              <table:table-cell office:value-type="float" office:value="0.0251188643150958">
                <text:p>0.0251188643150958</text:p>
              </table:table-cell>
              <table:table-cell office:value-type="float" office:value="22.483495494846">
                <text:p>22.483495494846</text:p>
              </table:table-cell>
            </table:table-row>
            <table:table-row>
              <table:table-cell office:value-type="float" office:value="0.0316227766016838">
                <text:p>0.0316227766016838</text:p>
              </table:table-cell>
              <table:table-cell office:value-type="float" office:value="28.3050438244213">
                <text:p>28.3050438244213</text:p>
              </table:table-cell>
            </table:table-row>
            <table:table-row>
              <table:table-cell office:value-type="float" office:value="0.0398107170553497">
                <text:p>0.0398107170553497</text:p>
              </table:table-cell>
              <table:table-cell office:value-type="float" office:value="35.6339389525115">
                <text:p>35.6339389525115</text:p>
              </table:table-cell>
            </table:table-row>
            <table:table-row>
              <table:table-cell office:value-type="float" office:value="0.0501187233627272">
                <text:p>0.0501187233627272</text:p>
              </table:table-cell>
              <table:table-cell office:value-type="float" office:value="44.8604712696388">
                <text:p>44.8604712696388</text:p>
              </table:table-cell>
            </table:table-row>
            <table:table-row>
              <table:table-cell office:value-type="float" office:value="0.0630957344480193">
                <text:p>0.0630957344480193</text:p>
              </table:table-cell>
              <table:table-cell office:value-type="float" office:value="56.4759872664104">
                <text:p>56.4759872664104</text:p>
              </table:table-cell>
            </table:table-row>
            <table:table-row>
              <table:table-cell office:value-type="float" office:value="0.0794328234724281">
                <text:p>0.0794328234724281</text:p>
              </table:table-cell>
              <table:table-cell office:value-type="float" office:value="71.0990555258478">
                <text:p>71.0990555258478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89.5084077560544">
                <text:p>89.5084077560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title svg:x="5.283cm" svg:y="0.316cm" chart:style-name="ch2">
          <text:p>V=f(P) Square Law Region</text:p>
        </chart:title>
        <chart:legend chart:legend-position="end" svg:x="14.417cm" svg:y="4.203cm" style:legend-expansion="high" chart:style-name="ch3"/>
        <chart:plot-area chart:style-name="ch4" table:cell-range-address="'2.2.2'.B11:'2.2.2'.C29" chart:data-source-has-labels="both" svg:x="1.33cm" svg:y="1.275cm" svg:width="12.768cm" svg:height="6.569cm">
          <chartooo:coordinate-region svg:x="2.879cm" svg:y="1.275cm" svg:width="10.6cm" svg:height="3.296cm"/>
          <chart:axis chart:dimension="x" chart:name="primary-x" chart:style-name="ch5" chartooo:axis-type="auto">
            <chartooo:date-scale/>
            <chart:title svg:x="7.3cm" svg:y="8.024cm" chart:style-name="ch6">
              <text:p>P(W)</text:p>
            </chart:title>
            <chart:categories table:cell-range-address="'2.2.2'.B12:'2.2.2'.B29"/>
          </chart:axis>
          <chart:axis chart:dimension="y" chart:name="primary-y" chart:style-name="ch5">
            <chart:title svg:x="0.451cm" svg:y="5.159cm" chart:style-name="ch7">
              <text:p>Vout(V)</text:p>
            </chart:title>
            <chart:grid chart:style-name="ch8" chart:class="major"/>
          </chart:axis>
          <chart:series chart:style-name="ch9" chart:values-cell-range-address="'2.2.2'.C12:'2.2.2'.C29" chart:label-cell-address="'2.2.2'.C11:'2.2.2'.C1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'2.2.2'.C11:'2.2.2'.C11</svg:desc>
                </draw:g>
              </table:table-cell>
            </table:table-row>
          </table:table-header-rows>
          <table:table-rows>
            <table:table-row>
              <table:table-cell office:value-type="float" office:value="0.0000001">
                <text:p>0.0000001</text:p>
                <draw:g>
                  <svg:desc>'2.2.2'.B12:'2.2.2'.B29</svg:desc>
                </draw:g>
              </table:table-cell>
              <table:table-cell office:value-type="float" office:value="0.0000895084077560544">
                <text:p>0.0000895084077560544</text:p>
                <draw:g>
                  <svg:desc>'2.2.2'.C12:'2.2.2'.C29</svg:desc>
                </draw:g>
              </table:table-cell>
            </table:table-row>
            <table:table-row>
              <table:table-cell office:value-type="float" office:value="0.000000125892541179417">
                <text:p>0.000000125892541179417</text:p>
              </table:table-cell>
              <table:table-cell office:value-type="float" office:value="0.000112684409093331">
                <text:p>0.000112684409093331</text:p>
              </table:table-cell>
            </table:table-row>
            <table:table-row>
              <table:table-cell office:value-type="float" office:value="0.000000158489319246111">
                <text:p>0.000000158489319246111</text:p>
              </table:table-cell>
              <table:table-cell office:value-type="float" office:value="0.000141861266120604">
                <text:p>0.000141861266120604</text:p>
              </table:table-cell>
            </table:table-row>
            <table:table-row>
              <table:table-cell office:value-type="float" office:value="0.000000199526231496888">
                <text:p>0.000000199526231496888</text:p>
              </table:table-cell>
              <table:table-cell office:value-type="float" office:value="0.000178592752868523">
                <text:p>0.000178592752868523</text:p>
              </table:table-cell>
            </table:table-row>
            <table:table-row>
              <table:table-cell office:value-type="float" office:value="0.000000251188643150958">
                <text:p>0.000000251188643150958</text:p>
              </table:table-cell>
              <table:table-cell office:value-type="float" office:value="0.00022483495494846">
                <text:p>0.00022483495494846</text:p>
              </table:table-cell>
            </table:table-row>
            <table:table-row>
              <table:table-cell office:value-type="float" office:value="0.000000316227766016838">
                <text:p>0.000000316227766016838</text:p>
              </table:table-cell>
              <table:table-cell office:value-type="float" office:value="0.000283050438244213">
                <text:p>0.000283050438244213</text:p>
              </table:table-cell>
            </table:table-row>
            <table:table-row>
              <table:table-cell office:value-type="float" office:value="0.000000398107170553497">
                <text:p>0.000000398107170553497</text:p>
              </table:table-cell>
              <table:table-cell office:value-type="float" office:value="0.000356339389525115">
                <text:p>0.000356339389525115</text:p>
              </table:table-cell>
            </table:table-row>
            <table:table-row>
              <table:table-cell office:value-type="float" office:value="0.000000501187233627273">
                <text:p>0.000000501187233627273</text:p>
              </table:table-cell>
              <table:table-cell office:value-type="float" office:value="0.000448604712696388">
                <text:p>0.000448604712696388</text:p>
              </table:table-cell>
            </table:table-row>
            <table:table-row>
              <table:table-cell office:value-type="float" office:value="0.000000630957344480193">
                <text:p>0.000000630957344480193</text:p>
              </table:table-cell>
              <table:table-cell office:value-type="float" office:value="0.000564759872664104">
                <text:p>0.000564759872664104</text:p>
              </table:table-cell>
            </table:table-row>
            <table:table-row>
              <table:table-cell office:value-type="float" office:value="0.000000794328234724281">
                <text:p>0.000000794328234724281</text:p>
              </table:table-cell>
              <table:table-cell office:value-type="float" office:value="0.000710990555258478">
                <text:p>0.000710990555258478</text:p>
              </table:table-cell>
            </table:table-row>
            <table:table-row>
              <table:table-cell office:value-type="float" office:value="0.000001">
                <text:p>0.000001</text:p>
              </table:table-cell>
              <table:table-cell office:value-type="float" office:value="0.000895084077560544">
                <text:p>0.000895084077560544</text:p>
              </table:table-cell>
            </table:table-row>
            <table:table-row>
              <table:table-cell office:value-type="float" office:value="0.00000125892541179417">
                <text:p>0.00000125892541179417</text:p>
              </table:table-cell>
              <table:table-cell office:value-type="float" office:value="0.00112684409093331">
                <text:p>0.00112684409093331</text:p>
              </table:table-cell>
            </table:table-row>
            <table:table-row>
              <table:table-cell office:value-type="float" office:value="0.00000158489319246111">
                <text:p>0.00000158489319246111</text:p>
              </table:table-cell>
              <table:table-cell office:value-type="float" office:value="0.00141861266120604">
                <text:p>0.00141861266120604</text:p>
              </table:table-cell>
            </table:table-row>
            <table:table-row>
              <table:table-cell office:value-type="float" office:value="0.00000199526231496888">
                <text:p>0.00000199526231496888</text:p>
              </table:table-cell>
              <table:table-cell office:value-type="float" office:value="0.00178592752868523">
                <text:p>0.00178592752868523</text:p>
              </table:table-cell>
            </table:table-row>
            <table:table-row>
              <table:table-cell office:value-type="float" office:value="0.00000251188643150958">
                <text:p>0.00000251188643150958</text:p>
              </table:table-cell>
              <table:table-cell office:value-type="float" office:value="0.0022483495494846">
                <text:p>0.0022483495494846</text:p>
              </table:table-cell>
            </table:table-row>
            <table:table-row>
              <table:table-cell office:value-type="float" office:value="0.00000316227766016838">
                <text:p>0.00000316227766016838</text:p>
              </table:table-cell>
              <table:table-cell office:value-type="float" office:value="0.00283050438244213">
                <text:p>0.00283050438244213</text:p>
              </table:table-cell>
            </table:table-row>
            <table:table-row>
              <table:table-cell office:value-type="float" office:value="0.00000398107170553497">
                <text:p>0.00000398107170553497</text:p>
              </table:table-cell>
              <table:table-cell office:value-type="float" office:value="0.00356339389525115">
                <text:p>0.00356339389525115</text:p>
              </table:table-cell>
            </table:table-row>
            <table:table-row>
              <table:table-cell office:value-type="float" office:value="0.00000501187233627273">
                <text:p>0.00000501187233627273</text:p>
              </table:table-cell>
              <table:table-cell office:value-type="float" office:value="0.00448604712696388">
                <text:p>0.004486047126963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33cm" svg:y="0.316cm" chart:style-name="ch2">
          <text:p>P=f(V) simulation sous Qucs (50MHz)</text:p>
        </chart:title>
        <chart:legend chart:legend-position="end" svg:x="13.068cm" svg:y="4.201cm" style:legend-expansion="high" chart:style-name="ch3"/>
        <chart:plot-area chart:style-name="ch4" table:cell-range-address="'3.2'.B1:'3.2'.C26" chart:data-source-has-labels="both" svg:x="1.331cm" svg:y="1.275cm" svg:width="11.417cm" svg:height="6.564cm">
          <chartooo:coordinate-region svg:x="2.866cm" svg:y="1.275cm" svg:width="8.964cm" svg:height="3.291cm"/>
          <chart:axis chart:dimension="x" chart:name="primary-x" chart:style-name="ch5" chartooo:axis-type="auto">
            <chartooo:date-scale/>
            <chart:title svg:x="6.625cm" svg:y="8.019cm" chart:style-name="ch6">
              <text:p>P(W)</text:p>
            </chart:title>
            <chart:categories table:cell-range-address="'3.2'.B2:'3.2'.B26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'3.2'.C2:'3.2'.C26" chart:label-cell-address="'3.2'.C1:'3.2'.C1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(avg)</text:p>
                <draw:g>
                  <svg:desc>'3.2'.C1:'3.2'.C1</svg:desc>
                </draw:g>
              </table:table-cell>
            </table:table-row>
          </table:table-header-rows>
          <table:table-rows>
            <table:table-row>
              <table:table-cell office:value-type="float" office:value="0.0199526231496888">
                <text:p>0.0199526231496888</text:p>
                <draw:g>
                  <svg:desc>'3.2'.B2:'3.2'.B26</svg:desc>
                </draw:g>
              </table:table-cell>
              <table:table-cell office:value-type="float" office:value="2.57">
                <text:p>2.57</text:p>
                <draw:g>
                  <svg:desc>'3.2'.C2:'3.2'.C26</svg:desc>
                </draw:g>
              </table:table-cell>
            </table:table-row>
            <table:table-row>
              <table:table-cell office:value-type="float" office:value="0.0158489319246111">
                <text:p>0.0158489319246111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float" office:value="0.0125892541179417">
                <text:p>0.0125892541179417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0.00794328234724282">
                <text:p>0.00794328234724282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float" office:value="0.00630957344480193">
                <text:p>0.0063095734448019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501187233627272">
                <text:p>0.0050118723362727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0398107170553497">
                <text:p>0.0039810717055349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00316227766016838">
                <text:p>0.00316227766016838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float" office:value="0.00251188643150958">
                <text:p>0.00251188643150958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0.00199526231496888">
                <text:p>0.00199526231496888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float" office:value="0.00158489319246111">
                <text:p>0.00158489319246111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float" office:value="0.00125892541179417">
                <text:p>0.00125892541179417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float" office:value="0.000794328234724282">
                <text:p>0.000794328234724282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float" office:value="0.000630957344480193">
                <text:p>0.000630957344480193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float" office:value="0.000501187233627272">
                <text:p>0.000501187233627272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float" office:value="0.000398107170553497">
                <text:p>0.000398107170553497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float" office:value="0.000316227766016838">
                <text:p>0.000316227766016838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0.000251188643150958">
                <text:p>0.000251188643150958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float" office:value="0.000199526231496888">
                <text:p>0.000199526231496888</text:p>
              </table:table-cell>
              <table:table-cell office:value-type="float" office:value="0.0709">
                <text:p>0.0709</text:p>
              </table:table-cell>
            </table:table-row>
            <table:table-row>
              <table:table-cell office:value-type="float" office:value="0.000158489319246111">
                <text:p>0.000158489319246111</text:p>
              </table:table-cell>
              <table:table-cell office:value-type="float" office:value="0.0456">
                <text:p>0.0456</text:p>
              </table:table-cell>
            </table:table-row>
            <table:table-row>
              <table:table-cell office:value-type="float" office:value="0.000125892541179417">
                <text:p>0.000125892541179417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float" office:value="0.0000794328234724281">
                <text:p>0.0000794328234724281</text:p>
              </table:table-cell>
              <table:table-cell office:value-type="float" office:value="0.0079">
                <text:p>0.00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94cm" svg:y="0.316cm" chart:style-name="ch2">
          <text:p>P=f(V) mesuré 50MHz</text:p>
        </chart:title>
        <chart:legend chart:legend-position="end" svg:x="13.068cm" svg:y="4.201cm" style:legend-expansion="high" chart:style-name="ch3"/>
        <chart:plot-area chart:style-name="ch4" table:cell-range-address="'4.2.2.2'.B1:'4.2.2.2'.C32" chart:data-source-has-labels="both" svg:x="1.331cm" svg:y="1.275cm" svg:width="11.417cm" svg:height="6.564cm">
          <chartooo:coordinate-region svg:x="3.084cm" svg:y="1.275cm" svg:width="8.966cm" svg:height="3.291cm"/>
          <chart:axis chart:dimension="x" chart:name="primary-x" chart:style-name="ch5" chartooo:axis-type="auto">
            <chartooo:date-scale/>
            <chart:title svg:x="6.625cm" svg:y="8.019cm" chart:style-name="ch6">
              <text:p>P(W)</text:p>
            </chart:title>
            <chart:categories table:cell-range-address="'4.2.2.2'.B2:'4.2.2.2'.B32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'4.2.2.2'.C2:'4.2.2.2'.C32" chart:label-cell-address="'4.2.2.2'.C1:'4.2.2.2'.C1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(avg)</text:p>
                <draw:g>
                  <svg:desc>'4.2.2.2'.C1:'4.2.2.2'.C1</svg:desc>
                </draw:g>
              </table:table-cell>
            </table:table-row>
          </table:table-header-rows>
          <table:table-rows>
            <table:table-row>
              <table:table-cell office:value-type="float" office:value="0.0199526231496888">
                <text:p>0.0199526231496888</text:p>
                <draw:g>
                  <svg:desc>'4.2.2.2'.B2:'4.2.2.2'.B32</svg:desc>
                </draw:g>
              </table:table-cell>
              <table:table-cell office:value-type="float" office:value="2.11">
                <text:p>2.11</text:p>
                <draw:g>
                  <svg:desc>'4.2.2.2'.C2:'4.2.2.2'.C32</svg:desc>
                </draw:g>
              </table:table-cell>
            </table:table-row>
            <table:table-row>
              <table:table-cell office:value-type="float" office:value="0.0158489319246111">
                <text:p>0.0158489319246111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0.0125892541179417">
                <text:p>0.0125892541179417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794328234724282">
                <text:p>0.007943282347242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30957344480193">
                <text:p>0.006309573444801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00501187233627272">
                <text:p>0.00501187233627272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0.00398107170553497">
                <text:p>0.00398107170553497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float" office:value="0.00316227766016838">
                <text:p>0.00316227766016838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float" office:value="0.00251188643150958">
                <text:p>0.00251188643150958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float" office:value="0.00199526231496888">
                <text:p>0.00199526231496888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float" office:value="0.00158489319246111">
                <text:p>0.00158489319246111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float" office:value="0.00125892541179417">
                <text:p>0.0012589254117941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float" office:value="0.000794328234724282">
                <text:p>0.000794328234724282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float" office:value="0.000630957344480193">
                <text:p>0.000630957344480193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float" office:value="0.000501187233627272">
                <text:p>0.000501187233627272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float" office:value="0.000398107170553497">
                <text:p>0.000398107170553497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float" office:value="0.000316227766016838">
                <text:p>0.000316227766016838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0.000251188643150958">
                <text:p>0.000251188643150958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float" office:value="0.000199526231496888">
                <text:p>0.000199526231496888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0.000158489319246111">
                <text:p>0.000158489319246111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0.000125892541179417">
                <text:p>0.000125892541179417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0.0000794328234724281">
                <text:p>0.000079432823472428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0.0000630957344480193">
                <text:p>0.0000630957344480193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0.0000501187233627272">
                <text:p>0.0000501187233627272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0.0000398107170553497">
                <text:p>0.0000398107170553497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0.0000316227766016838">
                <text:p>0.0000316227766016838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0.0000251188643150958">
                <text:p>0.000025118864315095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0.0000199526231496888">
                <text:p>0.0000199526231496888</text:p>
              </table:table-cell>
              <table:table-cell office:value-type="float" office:value="0.022">
                <text:p>0.0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02cm" svg:y="0.316cm" chart:style-name="ch2">
          <text:p>Comparaison simulation/mesure (50MHz)</text:p>
        </chart:title>
        <chart:legend chart:legend-position="end" svg:x="13.095cm" svg:y="3.952cm" style:legend-expansion="high" chart:style-name="ch3"/>
        <chart:plot-area chart:style-name="ch4" table:cell-range-address="'3.2'.C2:'3.2'.C26 '4.2.2.2'.C2:'4.2.2.2'.C26" chart:data-source-has-labels="row" svg:x="1.331cm" svg:y="1.275cm" svg:width="11.444cm" svg:height="7.545cm">
          <chartooo:coordinate-region svg:x="2.058cm" svg:y="1.475cm" svg:width="10.53cm" svg:height="6.698cm"/>
          <chart:axis chart:dimension="x" chart:name="primary-x" chart:style-name="ch5"/>
          <chart:axis chart:dimension="y" chart:name="primary-y" chart:style-name="ch5">
            <chart:title svg:x="0.451cm" svg:y="5.647cm" chart:style-name="ch6">
              <text:p>Vout(V)</text:p>
            </chart:title>
            <chart:grid chart:style-name="ch7" chart:class="major"/>
          </chart:axis>
          <chart:series chart:style-name="ch8" chart:values-cell-range-address="'3.2'.C2:'3.2'.C26" loext:label-string="simulation" chart:class="chart:line">
            <chart:data-point chart:repeated="25"/>
          </chart:series>
          <chart:series chart:style-name="ch9" chart:values-cell-range-address="'4.2.2.2'.C2:'4.2.2.2'.C26" loext:label-string="mesure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ulation</text:p>
              </table:table-cell>
              <table:table-cell office:value-type="string">
                <text:p>mesu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7">
                <text:p>2.57</text:p>
                <draw:g>
                  <svg:desc>'3.2'.C2:'3.2'.C26</svg:desc>
                </draw:g>
              </table:table-cell>
              <table:table-cell office:value-type="float" office:value="2.11">
                <text:p>2.11</text:p>
                <draw:g>
                  <svg:desc>'4.2.2.2'.C2:'4.2.2.2'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6">
                <text:p>2.2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9">
                <text:p>1.99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">
                <text:p>1.7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3">
                <text:p>1.5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4">
                <text:p>1.3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">
                <text:p>1.17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2">
                <text:p>1.02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6">
                <text:p>0.886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6">
                <text:p>0.766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9">
                <text:p>0.659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64">
                <text:p>0.564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79">
                <text:p>0.47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04">
                <text:p>0.404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8">
                <text:p>0.338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78">
                <text:p>0.278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6">
                <text:p>0.226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9">
                <text:p>0.179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8">
                <text:p>0.138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2">
                <text:p>0.102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09">
                <text:p>0.0709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56">
                <text:p>0.0456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68">
                <text:p>0.0268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47">
                <text:p>0.0147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9">
                <text:p>0.0079</text:p>
              </table:table-cell>
              <table:table-cell office:value-type="float" office:value="0.058">
                <text:p>0.0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